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LD-YOU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logFC</text:p>
          </table:table-cell>
          <table:table-cell office:value-type="string" calcext:value-type="string">
            <text:p>adj.P.Val</text:p>
          </table:table-cell>
          <table:table-cell office:value-type="string" calcext:value-type="string">
            <text:p>P.Valu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bs</text:p>
          </table:table-cell>
        </table:table-row>
        <table:table-row table:style-name="ro1">
          <table:table-cell office:value-type="string" calcext:value-type="string">
            <text:p>CKMT2</text:p>
          </table:table-cell>
          <table:table-cell office:value-type="float" office:value="-0.803108571428572" calcext:value-type="float">
            <text:p>-0.803108571428572</text:p>
          </table:table-cell>
          <table:table-cell office:value-type="float" office:value="0.0763722172931645" calcext:value-type="float">
            <text:p>0.0763722172931645</text:p>
          </table:table-cell>
          <table:table-cell office:value-type="float" office:value="0.000122625396389173" calcext:value-type="float">
            <text:p>0.000122625396389173</text:p>
          </table:table-cell>
          <table:table-cell office:value-type="float" office:value="-4.82005332385706" calcext:value-type="float">
            <text:p>-4.82005332385706</text:p>
          </table:table-cell>
          <table:table-cell table:formula="of:=ABS([.B2])" office:value-type="float" office:value="0.803108571428572" calcext:value-type="float">
            <text:p>0.803108571428572</text:p>
          </table:table-cell>
        </table:table-row>
        <table:table-row table:style-name="ro1">
          <table:table-cell office:value-type="string" calcext:value-type="string">
            <text:p>TP53INP2</text:p>
          </table:table-cell>
          <table:table-cell office:value-type="float" office:value="-0.753805714285714" calcext:value-type="float">
            <text:p>-0.753805714285714</text:p>
          </table:table-cell>
          <table:table-cell office:value-type="float" office:value="0.0806387128104244" calcext:value-type="float">
            <text:p>0.0806387128104244</text:p>
          </table:table-cell>
          <table:table-cell office:value-type="float" office:value="0.000162039940981405" calcext:value-type="float">
            <text:p>0.000162039940981405</text:p>
          </table:table-cell>
          <table:table-cell office:value-type="float" office:value="-4.6955461859767" calcext:value-type="float">
            <text:p>-4.6955461859767</text:p>
          </table:table-cell>
          <table:table-cell table:formula="of:=ABS([.B3])" office:value-type="float" office:value="0.753805714285714" calcext:value-type="float">
            <text:p>0.753805714285714</text:p>
          </table:table-cell>
        </table:table-row>
        <table:table-row table:style-name="ro1">
          <table:table-cell office:value-type="string" calcext:value-type="string">
            <text:p>LOC729708</text:p>
          </table:table-cell>
          <table:table-cell office:value-type="float" office:value="-0.743625714285714" calcext:value-type="float">
            <text:p>-0.743625714285714</text:p>
          </table:table-cell>
          <table:table-cell office:value-type="float" office:value="0.0934066951274088" calcext:value-type="float">
            <text:p>0.0934066951274088</text:p>
          </table:table-cell>
          <table:table-cell office:value-type="float" office:value="0.000212965387329019" calcext:value-type="float">
            <text:p>0.000212965387329019</text:p>
          </table:table-cell>
          <table:table-cell office:value-type="float" office:value="-4.57393960301661" calcext:value-type="float">
            <text:p>-4.57393960301661</text:p>
          </table:table-cell>
          <table:table-cell table:formula="of:=ABS([.B4])" office:value-type="float" office:value="0.743625714285714" calcext:value-type="float">
            <text:p>0.743625714285714</text:p>
          </table:table-cell>
        </table:table-row>
        <table:table-row table:style-name="ro1">
          <table:table-cell office:value-type="string" calcext:value-type="string">
            <text:p>GOT2</text:p>
          </table:table-cell>
          <table:table-cell office:value-type="float" office:value="-0.69726" calcext:value-type="float">
            <text:p>-0.69726</text:p>
          </table:table-cell>
          <table:table-cell office:value-type="float" office:value="0.0268626987369894" calcext:value-type="float">
            <text:p>0.0268626987369894</text:p>
          </table:table-cell>
          <table:table-cell office:value-type="float" office:value="0.0000104083753425775" calcext:value-type="float">
            <text:p>1.04083753425775E-05</text:p>
          </table:table-cell>
          <table:table-cell office:value-type="float" office:value="-5.95282700694119" calcext:value-type="float">
            <text:p>-5.95282700694119</text:p>
          </table:table-cell>
          <table:table-cell table:formula="of:=ABS([.B5])" office:value-type="float" office:value="0.69726" calcext:value-type="float">
            <text:p>0.69726</text:p>
          </table:table-cell>
        </table:table-row>
        <table:table-row table:style-name="ro1">
          <table:table-cell office:value-type="string" calcext:value-type="string">
            <text:p>HOXB2</text:p>
          </table:table-cell>
          <table:table-cell office:value-type="float" office:value="-0.687882857142857" calcext:value-type="float">
            <text:p>-0.687882857142857</text:p>
          </table:table-cell>
          <table:table-cell office:value-type="float" office:value="0.0268626987369894" calcext:value-type="float">
            <text:p>0.0268626987369894</text:p>
          </table:table-cell>
          <table:table-cell office:value-type="float" office:value="0.00000855748908448633" calcext:value-type="float">
            <text:p>8.55748908448633E-06</text:p>
          </table:table-cell>
          <table:table-cell office:value-type="float" office:value="-6.04576343921052" calcext:value-type="float">
            <text:p>-6.04576343921052</text:p>
          </table:table-cell>
          <table:table-cell table:formula="of:=ABS([.B6])" office:value-type="float" office:value="0.687882857142857" calcext:value-type="float">
            <text:p>0.687882857142857</text:p>
          </table:table-cell>
        </table:table-row>
        <table:table-row table:style-name="ro1">
          <table:table-cell office:value-type="string" calcext:value-type="string">
            <text:p>LOC732165</text:p>
          </table:table-cell>
          <table:table-cell office:value-type="float" office:value="-0.6758" calcext:value-type="float">
            <text:p>-0.6758</text:p>
          </table:table-cell>
          <table:table-cell office:value-type="float" office:value="0.0806387128104244" calcext:value-type="float">
            <text:p>0.0806387128104244</text:p>
          </table:table-cell>
          <table:table-cell office:value-type="float" office:value="0.000166659843020889" calcext:value-type="float">
            <text:p>0.000166659843020889</text:p>
          </table:table-cell>
          <table:table-cell office:value-type="float" office:value="-4.68301619266381" calcext:value-type="float">
            <text:p>-4.68301619266381</text:p>
          </table:table-cell>
          <table:table-cell table:formula="of:=ABS([.B7])" office:value-type="float" office:value="0.6758" calcext:value-type="float">
            <text:p>0.6758</text:p>
          </table:table-cell>
        </table:table-row>
        <table:table-row table:style-name="ro1">
          <table:table-cell office:value-type="string" calcext:value-type="string">
            <text:p>FAM96A</text:p>
          </table:table-cell>
          <table:table-cell office:value-type="float" office:value="-0.672328571428571" calcext:value-type="float">
            <text:p>-0.672328571428571</text:p>
          </table:table-cell>
          <table:table-cell office:value-type="float" office:value="0.00354362687804004" calcext:value-type="float">
            <text:p>0.00354362687804004</text:p>
          </table:table-cell>
          <table:table-cell office:value-type="float" office:value="0.00000007488328637927" calcext:value-type="float">
            <text:p>7.488328637927E-08</text:p>
          </table:table-cell>
          <table:table-cell office:value-type="float" office:value="-8.49028137006764" calcext:value-type="float">
            <text:p>-8.49028137006764</text:p>
          </table:table-cell>
          <table:table-cell table:formula="of:=ABS([.B8])" office:value-type="float" office:value="0.672328571428571" calcext:value-type="float">
            <text:p>0.672328571428571</text:p>
          </table:table-cell>
        </table:table-row>
        <table:table-row table:style-name="ro1">
          <table:table-cell office:value-type="string" calcext:value-type="string">
            <text:p>FAM96A</text:p>
          </table:table-cell>
          <table:table-cell office:value-type="float" office:value="-0.616157142857142" calcext:value-type="float">
            <text:p>-0.616157142857142</text:p>
          </table:table-cell>
          <table:table-cell office:value-type="float" office:value="0.0544285621278659" calcext:value-type="float">
            <text:p>0.0544285621278659</text:p>
          </table:table-cell>
          <table:table-cell office:value-type="float" office:value="0.0000531729852871982" calcext:value-type="float">
            <text:p>5.31729852871982E-05</text:p>
          </table:table-cell>
          <table:table-cell office:value-type="float" office:value="-5.19691879238777" calcext:value-type="float">
            <text:p>-5.19691879238777</text:p>
          </table:table-cell>
          <table:table-cell table:formula="of:=ABS([.B9])" office:value-type="float" office:value="0.616157142857142" calcext:value-type="float">
            <text:p>0.616157142857142</text:p>
          </table:table-cell>
        </table:table-row>
        <table:table-row table:style-name="ro1">
          <table:table-cell office:value-type="string" calcext:value-type="string">
            <text:p>DECR1</text:p>
          </table:table-cell>
          <table:table-cell office:value-type="float" office:value="-0.614574285714286" calcext:value-type="float">
            <text:p>-0.614574285714286</text:p>
          </table:table-cell>
          <table:table-cell office:value-type="float" office:value="0.0477970873873694" calcext:value-type="float">
            <text:p>0.0477970873873694</text:p>
          </table:table-cell>
          <table:table-cell office:value-type="float" office:value="0.0000398196955108351" calcext:value-type="float">
            <text:p>3.98196955108351E-05</text:p>
          </table:table-cell>
          <table:table-cell office:value-type="float" office:value="-5.3288106304621" calcext:value-type="float">
            <text:p>-5.3288106304621</text:p>
          </table:table-cell>
          <table:table-cell table:formula="of:=ABS([.B10])" office:value-type="float" office:value="0.614574285714286" calcext:value-type="float">
            <text:p>0.614574285714286</text:p>
          </table:table-cell>
        </table:table-row>
        <table:table-row table:style-name="ro1">
          <table:table-cell office:value-type="string" calcext:value-type="string">
            <text:p>OR7E37P</text:p>
          </table:table-cell>
          <table:table-cell office:value-type="float" office:value="-0.605671428571428" calcext:value-type="float">
            <text:p>-0.605671428571428</text:p>
          </table:table-cell>
          <table:table-cell office:value-type="float" office:value="0.0699209924736416" calcext:value-type="float">
            <text:p>0.0699209924736416</text:p>
          </table:table-cell>
          <table:table-cell office:value-type="float" office:value="0.0000886534708680634" calcext:value-type="float">
            <text:p>8.86534708680634E-05</text:p>
          </table:table-cell>
          <table:table-cell office:value-type="float" office:value="-4.96567800756457" calcext:value-type="float">
            <text:p>-4.96567800756457</text:p>
          </table:table-cell>
          <table:table-cell table:formula="of:=ABS([.B11])" office:value-type="float" office:value="0.605671428571428" calcext:value-type="float">
            <text:p>0.605671428571428</text:p>
          </table:table-cell>
        </table:table-row>
        <table:table-row table:style-name="ro1">
          <table:table-cell office:value-type="string" calcext:value-type="string">
            <text:p>BOLA3</text:p>
          </table:table-cell>
          <table:table-cell office:value-type="float" office:value="-0.597331428571429" calcext:value-type="float">
            <text:p>-0.597331428571429</text:p>
          </table:table-cell>
          <table:table-cell office:value-type="float" office:value="0.0224662641840546" calcext:value-type="float">
            <text:p>0.0224662641840546</text:p>
          </table:table-cell>
          <table:table-cell office:value-type="float" office:value="0.00000396291114648911" calcext:value-type="float">
            <text:p>3.96291114648911E-06</text:p>
          </table:table-cell>
          <table:table-cell office:value-type="float" office:value="-6.41639749876552" calcext:value-type="float">
            <text:p>-6.41639749876552</text:p>
          </table:table-cell>
          <table:table-cell table:formula="of:=ABS([.B12])" office:value-type="float" office:value="0.597331428571429" calcext:value-type="float">
            <text:p>0.597331428571429</text:p>
          </table:table-cell>
        </table:table-row>
        <table:table-row table:style-name="ro1">
          <table:table-cell office:value-type="string" calcext:value-type="string">
            <text:p>SLC25A12</text:p>
          </table:table-cell>
          <table:table-cell office:value-type="float" office:value="-0.590822857142857" calcext:value-type="float">
            <text:p>-0.590822857142857</text:p>
          </table:table-cell>
          <table:table-cell office:value-type="float" office:value="0.0806387128104244" calcext:value-type="float">
            <text:p>0.0806387128104244</text:p>
          </table:table-cell>
          <table:table-cell office:value-type="float" office:value="0.000153076914596284" calcext:value-type="float">
            <text:p>0.000153076914596284</text:p>
          </table:table-cell>
          <table:table-cell office:value-type="float" office:value="-4.72092392182582" calcext:value-type="float">
            <text:p>-4.72092392182582</text:p>
          </table:table-cell>
          <table:table-cell table:formula="of:=ABS([.B13])" office:value-type="float" office:value="0.590822857142857" calcext:value-type="float">
            <text:p>0.590822857142857</text:p>
          </table:table-cell>
        </table:table-row>
        <table:table-row table:style-name="ro1">
          <table:table-cell office:value-type="string" calcext:value-type="string">
            <text:p>BOLA3</text:p>
          </table:table-cell>
          <table:table-cell office:value-type="float" office:value="-0.583811428571429" calcext:value-type="float">
            <text:p>-0.583811428571429</text:p>
          </table:table-cell>
          <table:table-cell office:value-type="float" office:value="0.0182777988960568" calcext:value-type="float">
            <text:p>0.0182777988960568</text:p>
          </table:table-cell>
          <table:table-cell office:value-type="float" office:value="0.0000015449726466385" calcext:value-type="float">
            <text:p>1.5449726466385E-06</text:p>
          </table:table-cell>
          <table:table-cell office:value-type="float" office:value="-6.88232737443253" calcext:value-type="float">
            <text:p>-6.88232737443253</text:p>
          </table:table-cell>
          <table:table-cell table:formula="of:=ABS([.B14])" office:value-type="float" office:value="0.583811428571429" calcext:value-type="float">
            <text:p>0.583811428571429</text:p>
          </table:table-cell>
        </table:table-row>
        <table:table-row table:style-name="ro1">
          <table:table-cell office:value-type="string" calcext:value-type="string">
            <text:p>PAQR4</text:p>
          </table:table-cell>
          <table:table-cell office:value-type="float" office:value="-0.58338" calcext:value-type="float">
            <text:p>-0.58338</text:p>
          </table:table-cell>
          <table:table-cell office:value-type="float" office:value="0.036937457456059" calcext:value-type="float">
            <text:p>0.036937457456059</text:p>
          </table:table-cell>
          <table:table-cell office:value-type="float" office:value="0.0000213332467474567" calcext:value-type="float">
            <text:p>2.13332467474567E-05</text:p>
          </table:table-cell>
          <table:table-cell office:value-type="float" office:value="-5.61642962574922" calcext:value-type="float">
            <text:p>-5.61642962574922</text:p>
          </table:table-cell>
          <table:table-cell table:formula="of:=ABS([.B15])" office:value-type="float" office:value="0.58338" calcext:value-type="float">
            <text:p>0.58338</text:p>
          </table:table-cell>
        </table:table-row>
        <table:table-row table:style-name="ro1">
          <table:table-cell office:value-type="string" calcext:value-type="string">
            <text:p>UQCRH</text:p>
          </table:table-cell>
          <table:table-cell office:value-type="float" office:value="-0.575808571428572" calcext:value-type="float">
            <text:p>-0.575808571428572</text:p>
          </table:table-cell>
          <table:table-cell office:value-type="float" office:value="0.0159913290540202" calcext:value-type="float">
            <text:p>0.0159913290540202</text:p>
          </table:table-cell>
          <table:table-cell office:value-type="float" office:value="0.00000067585178369554" calcext:value-type="float">
            <text:p>6.7585178369554E-07</text:p>
          </table:table-cell>
          <table:table-cell office:value-type="float" office:value="-7.30375860343946" calcext:value-type="float">
            <text:p>-7.30375860343946</text:p>
          </table:table-cell>
          <table:table-cell table:formula="of:=ABS([.B16])" office:value-type="float" office:value="0.575808571428572" calcext:value-type="float">
            <text:p>0.575808571428572</text:p>
          </table:table-cell>
        </table:table-row>
        <table:table-row table:style-name="ro1">
          <table:table-cell office:value-type="string" calcext:value-type="string">
            <text:p>AMHR2</text:p>
          </table:table-cell>
          <table:table-cell office:value-type="float" office:value="-0.566657142857143" calcext:value-type="float">
            <text:p>-0.566657142857143</text:p>
          </table:table-cell>
          <table:table-cell office:value-type="float" office:value="0.0535488745994791" calcext:value-type="float">
            <text:p>0.0535488745994791</text:p>
          </table:table-cell>
          <table:table-cell office:value-type="float" office:value="0.0000497897485815705" calcext:value-type="float">
            <text:p>4.97897485815705E-05</text:p>
          </table:table-cell>
          <table:table-cell office:value-type="float" office:value="-5.22682999385098" calcext:value-type="float">
            <text:p>-5.22682999385098</text:p>
          </table:table-cell>
          <table:table-cell table:formula="of:=ABS([.B17])" office:value-type="float" office:value="0.566657142857143" calcext:value-type="float">
            <text:p>0.566657142857143</text:p>
          </table:table-cell>
        </table:table-row>
        <table:table-row table:style-name="ro1">
          <table:table-cell office:value-type="string" calcext:value-type="string">
            <text:p>UCRC</text:p>
          </table:table-cell>
          <table:table-cell office:value-type="float" office:value="-0.560651428571429" calcext:value-type="float">
            <text:p>-0.560651428571429</text:p>
          </table:table-cell>
          <table:table-cell office:value-type="float" office:value="0.0544285621278659" calcext:value-type="float">
            <text:p>0.0544285621278659</text:p>
          </table:table-cell>
          <table:table-cell office:value-type="float" office:value="0.0000526995593797178" calcext:value-type="float">
            <text:p>5.26995593797178E-05</text:p>
          </table:table-cell>
          <table:table-cell office:value-type="float" office:value="-5.20098545456643" calcext:value-type="float">
            <text:p>-5.20098545456643</text:p>
          </table:table-cell>
          <table:table-cell table:formula="of:=ABS([.B18])" office:value-type="float" office:value="0.560651428571429" calcext:value-type="float">
            <text:p>0.560651428571429</text:p>
          </table:table-cell>
        </table:table-row>
        <table:table-row table:style-name="ro1">
          <table:table-cell office:value-type="string" calcext:value-type="string">
            <text:p>LOC729769</text:p>
          </table:table-cell>
          <table:table-cell office:value-type="float" office:value="-0.531557142857142" calcext:value-type="float">
            <text:p>-0.531557142857142</text:p>
          </table:table-cell>
          <table:table-cell office:value-type="float" office:value="0.0761833847363218" calcext:value-type="float">
            <text:p>0.0761833847363218</text:p>
          </table:table-cell>
          <table:table-cell office:value-type="float" office:value="0.000102149182809826" calcext:value-type="float">
            <text:p>0.000102149182809826</text:p>
          </table:table-cell>
          <table:table-cell office:value-type="float" office:value="-4.90196913430865" calcext:value-type="float">
            <text:p>-4.90196913430865</text:p>
          </table:table-cell>
          <table:table-cell table:formula="of:=ABS([.B19])" office:value-type="float" office:value="0.531557142857142" calcext:value-type="float">
            <text:p>0.531557142857142</text:p>
          </table:table-cell>
        </table:table-row>
        <table:table-row table:style-name="ro1">
          <table:table-cell office:value-type="string" calcext:value-type="string">
            <text:p>PDHX</text:p>
          </table:table-cell>
          <table:table-cell office:value-type="float" office:value="-0.508722857142857" calcext:value-type="float">
            <text:p>-0.508722857142857</text:p>
          </table:table-cell>
          <table:table-cell office:value-type="float" office:value="0.036937457456059" calcext:value-type="float">
            <text:p>0.036937457456059</text:p>
          </table:table-cell>
          <table:table-cell office:value-type="float" office:value="0.0000198744360967889" calcext:value-type="float">
            <text:p>1.98744360967889E-05</text:p>
          </table:table-cell>
          <table:table-cell office:value-type="float" office:value="-5.64935047016433" calcext:value-type="float">
            <text:p>-5.64935047016433</text:p>
          </table:table-cell>
          <table:table-cell table:formula="of:=ABS([.B20])" office:value-type="float" office:value="0.508722857142857" calcext:value-type="float">
            <text:p>0.508722857142857</text:p>
          </table:table-cell>
        </table:table-row>
        <table:table-row table:style-name="ro1">
          <table:table-cell office:value-type="string" calcext:value-type="string">
            <text:p>BRP44L</text:p>
          </table:table-cell>
          <table:table-cell office:value-type="float" office:value="-0.504825714285715" calcext:value-type="float">
            <text:p>-0.504825714285715</text:p>
          </table:table-cell>
          <table:table-cell office:value-type="float" office:value="0.0763722172931645" calcext:value-type="float">
            <text:p>0.0763722172931645</text:p>
          </table:table-cell>
          <table:table-cell office:value-type="float" office:value="0.000107726749121682" calcext:value-type="float">
            <text:p>0.000107726749121682</text:p>
          </table:table-cell>
          <table:table-cell office:value-type="float" office:value="-4.87810678736856" calcext:value-type="float">
            <text:p>-4.87810678736856</text:p>
          </table:table-cell>
          <table:table-cell table:formula="of:=ABS([.B21])" office:value-type="float" office:value="0.504825714285715" calcext:value-type="float">
            <text:p>0.504825714285715</text:p>
          </table:table-cell>
        </table:table-row>
        <table:table-row table:style-name="ro1">
          <table:table-cell office:value-type="string" calcext:value-type="string">
            <text:p>MLEC</text:p>
          </table:table-cell>
          <table:table-cell office:value-type="float" office:value="-0.49722" calcext:value-type="float">
            <text:p>-0.49722</text:p>
          </table:table-cell>
          <table:table-cell office:value-type="float" office:value="0.0806387128104244" calcext:value-type="float">
            <text:p>0.0806387128104244</text:p>
          </table:table-cell>
          <table:table-cell office:value-type="float" office:value="0.000162387698318951" calcext:value-type="float">
            <text:p>0.000162387698318951</text:p>
          </table:table-cell>
          <table:table-cell office:value-type="float" office:value="-4.69459047332446" calcext:value-type="float">
            <text:p>-4.69459047332446</text:p>
          </table:table-cell>
          <table:table-cell table:formula="of:=ABS([.B22])" office:value-type="float" office:value="0.49722" calcext:value-type="float">
            <text:p>0.49722</text:p>
          </table:table-cell>
        </table:table-row>
        <table:table-row table:style-name="ro1">
          <table:table-cell office:value-type="string" calcext:value-type="string">
            <text:p>APOBEC2</text:p>
          </table:table-cell>
          <table:table-cell office:value-type="float" office:value="-0.491960000000001" calcext:value-type="float">
            <text:p>-0.491960000000001</text:p>
          </table:table-cell>
          <table:table-cell office:value-type="float" office:value="0.0804253652633125" calcext:value-type="float">
            <text:p>0.0804253652633125</text:p>
          </table:table-cell>
          <table:table-cell office:value-type="float" office:value="0.000139361818004134" calcext:value-type="float">
            <text:p>0.000139361818004134</text:p>
          </table:table-cell>
          <table:table-cell office:value-type="float" office:value="-4.76283377782462" calcext:value-type="float">
            <text:p>-4.76283377782462</text:p>
          </table:table-cell>
          <table:table-cell table:formula="of:=ABS([.B23])" office:value-type="float" office:value="0.491960000000001" calcext:value-type="float">
            <text:p>0.491960000000001</text:p>
          </table:table-cell>
        </table:table-row>
        <table:table-row table:style-name="ro1">
          <table:table-cell office:value-type="string" calcext:value-type="string">
            <text:p>BTNL9</text:p>
          </table:table-cell>
          <table:table-cell office:value-type="float" office:value="-0.491745714285714" calcext:value-type="float">
            <text:p>-0.491745714285714</text:p>
          </table:table-cell>
          <table:table-cell office:value-type="float" office:value="0.036937457456059" calcext:value-type="float">
            <text:p>0.036937457456059</text:p>
          </table:table-cell>
          <table:table-cell office:value-type="float" office:value="0.0000207929978815679" calcext:value-type="float">
            <text:p>2.07929978815679E-05</text:p>
          </table:table-cell>
          <table:table-cell office:value-type="float" office:value="-5.6283443819838" calcext:value-type="float">
            <text:p>-5.6283443819838</text:p>
          </table:table-cell>
          <table:table-cell table:formula="of:=ABS([.B24])" office:value-type="float" office:value="0.491745714285714" calcext:value-type="float">
            <text:p>0.491745714285714</text:p>
          </table:table-cell>
        </table:table-row>
        <table:table-row table:style-name="ro1">
          <table:table-cell office:value-type="string" calcext:value-type="string">
            <text:p>ATP5L</text:p>
          </table:table-cell>
          <table:table-cell office:value-type="float" office:value="-0.479831428571429" calcext:value-type="float">
            <text:p>-0.479831428571429</text:p>
          </table:table-cell>
          <table:table-cell office:value-type="float" office:value="0.0210498396157983" calcext:value-type="float">
            <text:p>0.0210498396157983</text:p>
          </table:table-cell>
          <table:table-cell office:value-type="float" office:value="0.00000236766609435589" calcext:value-type="float">
            <text:p>2.36766609435589E-06</text:p>
          </table:table-cell>
          <table:table-cell office:value-type="float" office:value="-6.66938269917729" calcext:value-type="float">
            <text:p>-6.66938269917729</text:p>
          </table:table-cell>
          <table:table-cell table:formula="of:=ABS([.B25])" office:value-type="float" office:value="0.479831428571429" calcext:value-type="float">
            <text:p>0.479831428571429</text:p>
          </table:table-cell>
        </table:table-row>
        <table:table-row table:style-name="ro1">
          <table:table-cell office:value-type="string" calcext:value-type="string">
            <text:p>FAM162A</text:p>
          </table:table-cell>
          <table:table-cell office:value-type="float" office:value="-0.47966" calcext:value-type="float">
            <text:p>-0.47966</text:p>
          </table:table-cell>
          <table:table-cell office:value-type="float" office:value="0.0268626987369894" calcext:value-type="float">
            <text:p>0.0268626987369894</text:p>
          </table:table-cell>
          <table:table-cell office:value-type="float" office:value="0.000010785496724627" calcext:value-type="float">
            <text:p>1.0785496724627E-05</text:p>
          </table:table-cell>
          <table:table-cell office:value-type="float" office:value="-5.93598902959599" calcext:value-type="float">
            <text:p>-5.93598902959599</text:p>
          </table:table-cell>
          <table:table-cell table:formula="of:=ABS([.B26])" office:value-type="float" office:value="0.47966" calcext:value-type="float">
            <text:p>0.47966</text:p>
          </table:table-cell>
        </table:table-row>
        <table:table-row table:style-name="ro1">
          <table:table-cell office:value-type="string" calcext:value-type="string">
            <text:p>IDI1</text:p>
          </table:table-cell>
          <table:table-cell office:value-type="float" office:value="-0.47922" calcext:value-type="float">
            <text:p>-0.47922</text:p>
          </table:table-cell>
          <table:table-cell office:value-type="float" office:value="0.0591483366602435" calcext:value-type="float">
            <text:p>0.0591483366602435</text:p>
          </table:table-cell>
          <table:table-cell office:value-type="float" office:value="0.0000613160796758849" calcext:value-type="float">
            <text:p>6.13160796758849E-05</text:p>
          </table:table-cell>
          <table:table-cell office:value-type="float" office:value="-5.13222708549908" calcext:value-type="float">
            <text:p>-5.13222708549908</text:p>
          </table:table-cell>
          <table:table-cell table:formula="of:=ABS([.B27])" office:value-type="float" office:value="0.47922" calcext:value-type="float">
            <text:p>0.47922</text:p>
          </table:table-cell>
        </table:table-row>
        <table:table-row table:style-name="ro1">
          <table:table-cell office:value-type="string" calcext:value-type="string">
            <text:p>LOC649276</text:p>
          </table:table-cell>
          <table:table-cell office:value-type="float" office:value="-0.477742857142857" calcext:value-type="float">
            <text:p>-0.477742857142857</text:p>
          </table:table-cell>
          <table:table-cell office:value-type="float" office:value="0.0763722172931645" calcext:value-type="float">
            <text:p>0.0763722172931645</text:p>
          </table:table-cell>
          <table:table-cell office:value-type="float" office:value="0.000122655181824109" calcext:value-type="float">
            <text:p>0.000122655181824109</text:p>
          </table:table-cell>
          <table:table-cell office:value-type="float" office:value="-4.81994459420557" calcext:value-type="float">
            <text:p>-4.81994459420557</text:p>
          </table:table-cell>
          <table:table-cell table:formula="of:=ABS([.B28])" office:value-type="float" office:value="0.477742857142857" calcext:value-type="float">
            <text:p>0.477742857142857</text:p>
          </table:table-cell>
        </table:table-row>
        <table:table-row table:style-name="ro1">
          <table:table-cell office:value-type="string" calcext:value-type="string">
            <text:p>DCAF6</text:p>
          </table:table-cell>
          <table:table-cell office:value-type="float" office:value="-0.47078" calcext:value-type="float">
            <text:p>-0.47078</text:p>
          </table:table-cell>
          <table:table-cell office:value-type="float" office:value="0.0564316642844185" calcext:value-type="float">
            <text:p>0.0564316642844185</text:p>
          </table:table-cell>
          <table:table-cell office:value-type="float" office:value="0.0000572401818530934" calcext:value-type="float">
            <text:p>5.72401818530934E-05</text:p>
          </table:table-cell>
          <table:table-cell office:value-type="float" office:value="-5.16343262179605" calcext:value-type="float">
            <text:p>-5.16343262179605</text:p>
          </table:table-cell>
          <table:table-cell table:formula="of:=ABS([.B29])" office:value-type="float" office:value="0.47078" calcext:value-type="float">
            <text:p>0.47078</text:p>
          </table:table-cell>
        </table:table-row>
        <table:table-row table:style-name="ro1">
          <table:table-cell office:value-type="string" calcext:value-type="string">
            <text:p>PDHA1</text:p>
          </table:table-cell>
          <table:table-cell office:value-type="float" office:value="-0.464788571428572" calcext:value-type="float">
            <text:p>-0.464788571428572</text:p>
          </table:table-cell>
          <table:table-cell office:value-type="float" office:value="0.0806387128104244" calcext:value-type="float">
            <text:p>0.0806387128104244</text:p>
          </table:table-cell>
          <table:table-cell office:value-type="float" office:value="0.000166642671040796" calcext:value-type="float">
            <text:p>0.000166642671040796</text:p>
          </table:table-cell>
          <table:table-cell office:value-type="float" office:value="-4.68306211087179" calcext:value-type="float">
            <text:p>-4.68306211087179</text:p>
          </table:table-cell>
          <table:table-cell table:formula="of:=ABS([.B30])" office:value-type="float" office:value="0.464788571428572" calcext:value-type="float">
            <text:p>0.464788571428572</text:p>
          </table:table-cell>
        </table:table-row>
        <table:table-row table:style-name="ro1">
          <table:table-cell office:value-type="string" calcext:value-type="string">
            <text:p>C18orf55</text:p>
          </table:table-cell>
          <table:table-cell office:value-type="float" office:value="-0.463371428571429" calcext:value-type="float">
            <text:p>-0.463371428571429</text:p>
          </table:table-cell>
          <table:table-cell office:value-type="float" office:value="0.0763722172931645" calcext:value-type="float">
            <text:p>0.0763722172931645</text:p>
          </table:table-cell>
          <table:table-cell office:value-type="float" office:value="0.000116407482206481" calcext:value-type="float">
            <text:p>0.000116407482206481</text:p>
          </table:table-cell>
          <table:table-cell office:value-type="float" office:value="-4.84335974559753" calcext:value-type="float">
            <text:p>-4.84335974559753</text:p>
          </table:table-cell>
          <table:table-cell table:formula="of:=ABS([.B31])" office:value-type="float" office:value="0.463371428571429" calcext:value-type="float">
            <text:p>0.463371428571429</text:p>
          </table:table-cell>
        </table:table-row>
        <table:table-row table:style-name="ro1">
          <table:table-cell office:value-type="string" calcext:value-type="string">
            <text:p>TMEM126A</text:p>
          </table:table-cell>
          <table:table-cell office:value-type="float" office:value="-0.461911428571428" calcext:value-type="float">
            <text:p>-0.461911428571428</text:p>
          </table:table-cell>
          <table:table-cell office:value-type="float" office:value="0.0321964813667011" calcext:value-type="float">
            <text:p>0.0321964813667011</text:p>
          </table:table-cell>
          <table:table-cell office:value-type="float" office:value="0.0000142877754258215" calcext:value-type="float">
            <text:p>1.42877754258215E-05</text:p>
          </table:table-cell>
          <table:table-cell office:value-type="float" office:value="-5.8035359243966" calcext:value-type="float">
            <text:p>-5.8035359243966</text:p>
          </table:table-cell>
          <table:table-cell table:formula="of:=ABS([.B32])" office:value-type="float" office:value="0.461911428571428" calcext:value-type="float">
            <text:p>0.461911428571428</text:p>
          </table:table-cell>
        </table:table-row>
        <table:table-row table:style-name="ro1">
          <table:table-cell office:value-type="string" calcext:value-type="string">
            <text:p>CCNG1</text:p>
          </table:table-cell>
          <table:table-cell office:value-type="float" office:value="-0.457408571428572" calcext:value-type="float">
            <text:p>-0.457408571428572</text:p>
          </table:table-cell>
          <table:table-cell office:value-type="float" office:value="0.0274722299304566" calcext:value-type="float">
            <text:p>0.0274722299304566</text:p>
          </table:table-cell>
          <table:table-cell office:value-type="float" office:value="0.0000116107645198667" calcext:value-type="float">
            <text:p>1.16107645198667E-05</text:p>
          </table:table-cell>
          <table:table-cell office:value-type="float" office:value="-5.90116113742231" calcext:value-type="float">
            <text:p>-5.90116113742231</text:p>
          </table:table-cell>
          <table:table-cell table:formula="of:=ABS([.B33])" office:value-type="float" office:value="0.457408571428572" calcext:value-type="float">
            <text:p>0.457408571428572</text:p>
          </table:table-cell>
        </table:table-row>
        <table:table-row table:style-name="ro1">
          <table:table-cell office:value-type="string" calcext:value-type="string">
            <text:p>UQCRHL</text:p>
          </table:table-cell>
          <table:table-cell office:value-type="float" office:value="-0.444294285714287" calcext:value-type="float">
            <text:p>-0.444294285714287</text:p>
          </table:table-cell>
          <table:table-cell office:value-type="float" office:value="0.0674581626805899" calcext:value-type="float">
            <text:p>0.0674581626805899</text:p>
          </table:table-cell>
          <table:table-cell office:value-type="float" office:value="0.0000826797987294326" calcext:value-type="float">
            <text:p>8.26797987294326E-05</text:p>
          </table:table-cell>
          <table:table-cell office:value-type="float" office:value="-4.99710181375885" calcext:value-type="float">
            <text:p>-4.99710181375885</text:p>
          </table:table-cell>
          <table:table-cell table:formula="of:=ABS([.B34])" office:value-type="float" office:value="0.444294285714287" calcext:value-type="float">
            <text:p>0.444294285714287</text:p>
          </table:table-cell>
        </table:table-row>
        <table:table-row table:style-name="ro1">
          <table:table-cell office:value-type="string" calcext:value-type="string">
            <text:p>ATP5F1</text:p>
          </table:table-cell>
          <table:table-cell office:value-type="float" office:value="-0.443862857142856" calcext:value-type="float">
            <text:p>-0.443862857142856</text:p>
          </table:table-cell>
          <table:table-cell office:value-type="float" office:value="0.0806387128104244" calcext:value-type="float">
            <text:p>0.0806387128104244</text:p>
          </table:table-cell>
          <table:table-cell office:value-type="float" office:value="0.000149196044329475" calcext:value-type="float">
            <text:p>0.000149196044329475</text:p>
          </table:table-cell>
          <table:table-cell office:value-type="float" office:value="-4.73238345691546" calcext:value-type="float">
            <text:p>-4.73238345691546</text:p>
          </table:table-cell>
          <table:table-cell table:formula="of:=ABS([.B35])" office:value-type="float" office:value="0.443862857142856" calcext:value-type="float">
            <text:p>0.443862857142856</text:p>
          </table:table-cell>
        </table:table-row>
        <table:table-row table:style-name="ro1">
          <table:table-cell office:value-type="string" calcext:value-type="string">
            <text:p>MRPL15</text:p>
          </table:table-cell>
          <table:table-cell office:value-type="float" office:value="-0.441391428571428" calcext:value-type="float">
            <text:p>-0.441391428571428</text:p>
          </table:table-cell>
          <table:table-cell office:value-type="float" office:value="0.0268626987369894" calcext:value-type="float">
            <text:p>0.0268626987369894</text:p>
          </table:table-cell>
          <table:table-cell office:value-type="float" office:value="0.0000101257236325109" calcext:value-type="float">
            <text:p>1.01257236325109E-05</text:p>
          </table:table-cell>
          <table:table-cell office:value-type="float" office:value="-5.96586351607494" calcext:value-type="float">
            <text:p>-5.96586351607494</text:p>
          </table:table-cell>
          <table:table-cell table:formula="of:=ABS([.B36])" office:value-type="float" office:value="0.441391428571428" calcext:value-type="float">
            <text:p>0.441391428571428</text:p>
          </table:table-cell>
        </table:table-row>
        <table:table-row table:style-name="ro1">
          <table:table-cell office:value-type="string" calcext:value-type="string">
            <text:p>CISD1</text:p>
          </table:table-cell>
          <table:table-cell office:value-type="float" office:value="-0.439168571428572" calcext:value-type="float">
            <text:p>-0.439168571428572</text:p>
          </table:table-cell>
          <table:table-cell office:value-type="float" office:value="0.0224662641840546" calcext:value-type="float">
            <text:p>0.0224662641840546</text:p>
          </table:table-cell>
          <table:table-cell office:value-type="float" office:value="0.00000474753057437442" calcext:value-type="float">
            <text:p>4.74753057437442E-06</text:p>
          </table:table-cell>
          <table:table-cell office:value-type="float" office:value="-6.32864600921862" calcext:value-type="float">
            <text:p>-6.32864600921862</text:p>
          </table:table-cell>
          <table:table-cell table:formula="of:=ABS([.B37])" office:value-type="float" office:value="0.439168571428572" calcext:value-type="float">
            <text:p>0.439168571428572</text:p>
          </table:table-cell>
        </table:table-row>
        <table:table-row table:style-name="ro1">
          <table:table-cell office:value-type="string" calcext:value-type="string">
            <text:p>LOC389599</text:p>
          </table:table-cell>
          <table:table-cell office:value-type="float" office:value="-0.438111428571428" calcext:value-type="float">
            <text:p>-0.438111428571428</text:p>
          </table:table-cell>
          <table:table-cell office:value-type="float" office:value="0.0806387128104244" calcext:value-type="float">
            <text:p>0.0806387128104244</text:p>
          </table:table-cell>
          <table:table-cell office:value-type="float" office:value="0.000144067791554955" calcext:value-type="float">
            <text:p>0.000144067791554955</text:p>
          </table:table-cell>
          <table:table-cell office:value-type="float" office:value="-4.74799922530872" calcext:value-type="float">
            <text:p>-4.74799922530872</text:p>
          </table:table-cell>
          <table:table-cell table:formula="of:=ABS([.B38])" office:value-type="float" office:value="0.438111428571428" calcext:value-type="float">
            <text:p>0.438111428571428</text:p>
          </table:table-cell>
        </table:table-row>
        <table:table-row table:style-name="ro1">
          <table:table-cell office:value-type="string" calcext:value-type="string">
            <text:p>DEXI</text:p>
          </table:table-cell>
          <table:table-cell office:value-type="float" office:value="-0.436274285714285" calcext:value-type="float">
            <text:p>-0.436274285714285</text:p>
          </table:table-cell>
          <table:table-cell office:value-type="float" office:value="0.0806387128104244" calcext:value-type="float">
            <text:p>0.0806387128104244</text:p>
          </table:table-cell>
          <table:table-cell office:value-type="float" office:value="0.000160634036156799" calcext:value-type="float">
            <text:p>0.000160634036156799</text:p>
          </table:table-cell>
          <table:table-cell office:value-type="float" office:value="-4.6994312395594" calcext:value-type="float">
            <text:p>-4.6994312395594</text:p>
          </table:table-cell>
          <table:table-cell table:formula="of:=ABS([.B39])" office:value-type="float" office:value="0.436274285714285" calcext:value-type="float">
            <text:p>0.436274285714285</text:p>
          </table:table-cell>
        </table:table-row>
        <table:table-row table:style-name="ro1">
          <table:table-cell office:value-type="string" calcext:value-type="string">
            <text:p>CCDC90A</text:p>
          </table:table-cell>
          <table:table-cell office:value-type="float" office:value="-0.429108571428571" calcext:value-type="float">
            <text:p>-0.429108571428571</text:p>
          </table:table-cell>
          <table:table-cell office:value-type="float" office:value="0.0947267634865875" calcext:value-type="float">
            <text:p>0.0947267634865875</text:p>
          </table:table-cell>
          <table:table-cell office:value-type="float" office:value="0.000218190634800685" calcext:value-type="float">
            <text:p>0.000218190634800685</text:p>
          </table:table-cell>
          <table:table-cell office:value-type="float" office:value="-4.56317426347646" calcext:value-type="float">
            <text:p>-4.56317426347646</text:p>
          </table:table-cell>
          <table:table-cell table:formula="of:=ABS([.B40])" office:value-type="float" office:value="0.429108571428571" calcext:value-type="float">
            <text:p>0.429108571428571</text:p>
          </table:table-cell>
        </table:table-row>
        <table:table-row table:style-name="ro1">
          <table:table-cell office:value-type="string" calcext:value-type="string">
            <text:p>MTX2</text:p>
          </table:table-cell>
          <table:table-cell office:value-type="float" office:value="-0.426851428571428" calcext:value-type="float">
            <text:p>-0.426851428571428</text:p>
          </table:table-cell>
          <table:table-cell office:value-type="float" office:value="0.0224662641840546" calcext:value-type="float">
            <text:p>0.0224662641840546</text:p>
          </table:table-cell>
          <table:table-cell office:value-type="float" office:value="0.00000374397746366579" calcext:value-type="float">
            <text:p>3.74397746366579E-06</text:p>
          </table:table-cell>
          <table:table-cell office:value-type="float" office:value="-6.44410636736806" calcext:value-type="float">
            <text:p>-6.44410636736806</text:p>
          </table:table-cell>
          <table:table-cell table:formula="of:=ABS([.B41])" office:value-type="float" office:value="0.426851428571428" calcext:value-type="float">
            <text:p>0.426851428571428</text:p>
          </table:table-cell>
        </table:table-row>
        <table:table-row table:style-name="ro1">
          <table:table-cell office:value-type="string" calcext:value-type="string">
            <text:p>RHOQ</text:p>
          </table:table-cell>
          <table:table-cell office:value-type="float" office:value="-0.417837142857144" calcext:value-type="float">
            <text:p>-0.417837142857144</text:p>
          </table:table-cell>
          <table:table-cell office:value-type="float" office:value="0.0763722172931645" calcext:value-type="float">
            <text:p>0.0763722172931645</text:p>
          </table:table-cell>
          <table:table-cell office:value-type="float" office:value="0.000111043486229965" calcext:value-type="float">
            <text:p>0.000111043486229965</text:p>
          </table:table-cell>
          <table:table-cell office:value-type="float" office:value="-4.86450554202136" calcext:value-type="float">
            <text:p>-4.86450554202136</text:p>
          </table:table-cell>
          <table:table-cell table:formula="of:=ABS([.B42])" office:value-type="float" office:value="0.417837142857144" calcext:value-type="float">
            <text:p>0.417837142857144</text:p>
          </table:table-cell>
        </table:table-row>
        <table:table-row table:style-name="ro1">
          <table:table-cell office:value-type="string" calcext:value-type="string">
            <text:p>SIRT5</text:p>
          </table:table-cell>
          <table:table-cell office:value-type="float" office:value="-0.417211428571428" calcext:value-type="float">
            <text:p>-0.417211428571428</text:p>
          </table:table-cell>
          <table:table-cell office:value-type="float" office:value="0.0394269526016091" calcext:value-type="float">
            <text:p>0.0394269526016091</text:p>
          </table:table-cell>
          <table:table-cell office:value-type="float" office:value="0.0000274943881461709" calcext:value-type="float">
            <text:p>2.74943881461709E-05</text:p>
          </table:table-cell>
          <table:table-cell office:value-type="float" office:value="-5.4989858644936" calcext:value-type="float">
            <text:p>-5.4989858644936</text:p>
          </table:table-cell>
          <table:table-cell table:formula="of:=ABS([.B43])" office:value-type="float" office:value="0.417211428571428" calcext:value-type="float">
            <text:p>0.417211428571428</text:p>
          </table:table-cell>
        </table:table-row>
        <table:table-row table:style-name="ro1">
          <table:table-cell office:value-type="string" calcext:value-type="string">
            <text:p>HEBP2</text:p>
          </table:table-cell>
          <table:table-cell office:value-type="float" office:value="-0.416842857142858" calcext:value-type="float">
            <text:p>-0.416842857142858</text:p>
          </table:table-cell>
          <table:table-cell office:value-type="float" office:value="0.0394269526016091" calcext:value-type="float">
            <text:p>0.0394269526016091</text:p>
          </table:table-cell>
          <table:table-cell office:value-type="float" office:value="0.0000252430629364564" calcext:value-type="float">
            <text:p>2.52430629364564E-05</text:p>
          </table:table-cell>
          <table:table-cell office:value-type="float" office:value="-5.53844961530598" calcext:value-type="float">
            <text:p>-5.53844961530598</text:p>
          </table:table-cell>
          <table:table-cell table:formula="of:=ABS([.B44])" office:value-type="float" office:value="0.416842857142858" calcext:value-type="float">
            <text:p>0.416842857142858</text:p>
          </table:table-cell>
        </table:table-row>
        <table:table-row table:style-name="ro1">
          <table:table-cell office:value-type="string" calcext:value-type="string">
            <text:p>MTIF2</text:p>
          </table:table-cell>
          <table:table-cell office:value-type="float" office:value="-0.412425714285714" calcext:value-type="float">
            <text:p>-0.412425714285714</text:p>
          </table:table-cell>
          <table:table-cell office:value-type="float" office:value="0.0413672413760885" calcext:value-type="float">
            <text:p>0.0413672413760885</text:p>
          </table:table-cell>
          <table:table-cell office:value-type="float" office:value="0.000030595778880079" calcext:value-type="float">
            <text:p>3.0595778880079E-05</text:p>
          </table:table-cell>
          <table:table-cell office:value-type="float" office:value="-5.44972760196826" calcext:value-type="float">
            <text:p>-5.44972760196826</text:p>
          </table:table-cell>
          <table:table-cell table:formula="of:=ABS([.B45])" office:value-type="float" office:value="0.412425714285714" calcext:value-type="float">
            <text:p>0.412425714285714</text:p>
          </table:table-cell>
        </table:table-row>
        <table:table-row table:style-name="ro1">
          <table:table-cell office:value-type="string" calcext:value-type="string">
            <text:p>C20orf7</text:p>
          </table:table-cell>
          <table:table-cell office:value-type="float" office:value="-0.404845714285714" calcext:value-type="float">
            <text:p>-0.404845714285714</text:p>
          </table:table-cell>
          <table:table-cell office:value-type="float" office:value="0.0498728723809182" calcext:value-type="float">
            <text:p>0.0498728723809182</text:p>
          </table:table-cell>
          <table:table-cell office:value-type="float" office:value="0.0000432100876467108" calcext:value-type="float">
            <text:p>4.32100876467108E-05</text:p>
          </table:table-cell>
          <table:table-cell office:value-type="float" office:value="-5.29145979156012" calcext:value-type="float">
            <text:p>-5.29145979156012</text:p>
          </table:table-cell>
          <table:table-cell table:formula="of:=ABS([.B46])" office:value-type="float" office:value="0.404845714285714" calcext:value-type="float">
            <text:p>0.404845714285714</text:p>
          </table:table-cell>
        </table:table-row>
        <table:table-row table:style-name="ro1">
          <table:table-cell office:value-type="string" calcext:value-type="string">
            <text:p>NDUFV2</text:p>
          </table:table-cell>
          <table:table-cell office:value-type="float" office:value="-0.403591428571428" calcext:value-type="float">
            <text:p>-0.403591428571428</text:p>
          </table:table-cell>
          <table:table-cell office:value-type="float" office:value="0.0591483366602435" calcext:value-type="float">
            <text:p>0.0591483366602435</text:p>
          </table:table-cell>
          <table:table-cell office:value-type="float" office:value="0.0000624956010526219" calcext:value-type="float">
            <text:p>6.24956010526219E-05</text:p>
          </table:table-cell>
          <table:table-cell office:value-type="float" office:value="-5.12359065557035" calcext:value-type="float">
            <text:p>-5.12359065557035</text:p>
          </table:table-cell>
          <table:table-cell table:formula="of:=ABS([.B47])" office:value-type="float" office:value="0.403591428571428" calcext:value-type="float">
            <text:p>0.403591428571428</text:p>
          </table:table-cell>
        </table:table-row>
        <table:table-row table:style-name="ro1">
          <table:table-cell office:value-type="string" calcext:value-type="string">
            <text:p>C6orf136</text:p>
          </table:table-cell>
          <table:table-cell office:value-type="float" office:value="-0.402817142857143" calcext:value-type="float">
            <text:p>-0.402817142857143</text:p>
          </table:table-cell>
          <table:table-cell office:value-type="float" office:value="0.036937457456059" calcext:value-type="float">
            <text:p>0.036937457456059</text:p>
          </table:table-cell>
          <table:table-cell office:value-type="float" office:value="0.0000218555599672383" calcext:value-type="float">
            <text:p>2.18555599672383E-05</text:p>
          </table:table-cell>
          <table:table-cell office:value-type="float" office:value="-5.60520094681925" calcext:value-type="float">
            <text:p>-5.60520094681925</text:p>
          </table:table-cell>
          <table:table-cell table:formula="of:=ABS([.B48])" office:value-type="float" office:value="0.402817142857143" calcext:value-type="float">
            <text:p>0.402817142857143</text:p>
          </table:table-cell>
        </table:table-row>
        <table:table-row table:style-name="ro1">
          <table:table-cell office:value-type="string" calcext:value-type="string">
            <text:p>MRPS33</text:p>
          </table:table-cell>
          <table:table-cell office:value-type="float" office:value="-0.400185714285714" calcext:value-type="float">
            <text:p>-0.400185714285714</text:p>
          </table:table-cell>
          <table:table-cell office:value-type="float" office:value="0.0395710828729532" calcext:value-type="float">
            <text:p>0.0395710828729532</text:p>
          </table:table-cell>
          <table:table-cell office:value-type="float" office:value="0.0000284311064130935" calcext:value-type="float">
            <text:p>2.84311064130935E-05</text:p>
          </table:table-cell>
          <table:table-cell office:value-type="float" office:value="-5.48353219414861" calcext:value-type="float">
            <text:p>-5.48353219414861</text:p>
          </table:table-cell>
          <table:table-cell table:formula="of:=ABS([.B49])" office:value-type="float" office:value="0.400185714285714" calcext:value-type="float">
            <text:p>0.400185714285714</text:p>
          </table:table-cell>
        </table:table-row>
        <table:table-row table:style-name="ro1">
          <table:table-cell office:value-type="string" calcext:value-type="string">
            <text:p>HDDC2</text:p>
          </table:table-cell>
          <table:table-cell office:value-type="float" office:value="-0.399834285714286" calcext:value-type="float">
            <text:p>-0.399834285714286</text:p>
          </table:table-cell>
          <table:table-cell office:value-type="float" office:value="0.0789317491359291" calcext:value-type="float">
            <text:p>0.0789317491359291</text:p>
          </table:table-cell>
          <table:table-cell office:value-type="float" office:value="0.000131769751526529" calcext:value-type="float">
            <text:p>0.000131769751526529</text:p>
          </table:table-cell>
          <table:table-cell office:value-type="float" office:value="-4.78787292864554" calcext:value-type="float">
            <text:p>-4.78787292864554</text:p>
          </table:table-cell>
          <table:table-cell table:formula="of:=ABS([.B50])" office:value-type="float" office:value="0.399834285714286" calcext:value-type="float">
            <text:p>0.399834285714286</text:p>
          </table:table-cell>
        </table:table-row>
        <table:table-row table:style-name="ro1">
          <table:table-cell office:value-type="string" calcext:value-type="string">
            <text:p>PHKB</text:p>
          </table:table-cell>
          <table:table-cell office:value-type="float" office:value="-0.394468571428572" calcext:value-type="float">
            <text:p>-0.394468571428572</text:p>
          </table:table-cell>
          <table:table-cell office:value-type="float" office:value="0.0210498396157983" calcext:value-type="float">
            <text:p>0.0210498396157983</text:p>
          </table:table-cell>
          <table:table-cell office:value-type="float" office:value="0.00000266892856799775" calcext:value-type="float">
            <text:p>2.66892856799775E-06</text:p>
          </table:table-cell>
          <table:table-cell office:value-type="float" office:value="-6.61017864535236" calcext:value-type="float">
            <text:p>-6.61017864535236</text:p>
          </table:table-cell>
          <table:table-cell table:formula="of:=ABS([.B51])" office:value-type="float" office:value="0.394468571428572" calcext:value-type="float">
            <text:p>0.394468571428572</text:p>
          </table:table-cell>
        </table:table-row>
        <table:table-row table:style-name="ro1">
          <table:table-cell office:value-type="string" calcext:value-type="string">
            <text:p>DNAJC19</text:p>
          </table:table-cell>
          <table:table-cell office:value-type="float" office:value="-0.393968571428571" calcext:value-type="float">
            <text:p>-0.393968571428571</text:p>
          </table:table-cell>
          <table:table-cell office:value-type="float" office:value="0.0730374648504264" calcext:value-type="float">
            <text:p>0.0730374648504264</text:p>
          </table:table-cell>
          <table:table-cell office:value-type="float" office:value="0.0000956917040853396" calcext:value-type="float">
            <text:p>9.56917040853396E-05</text:p>
          </table:table-cell>
          <table:table-cell office:value-type="float" office:value="-4.93130995304425" calcext:value-type="float">
            <text:p>-4.93130995304425</text:p>
          </table:table-cell>
          <table:table-cell table:formula="of:=ABS([.B52])" office:value-type="float" office:value="0.393968571428571" calcext:value-type="float">
            <text:p>0.393968571428571</text:p>
          </table:table-cell>
        </table:table-row>
        <table:table-row table:style-name="ro1">
          <table:table-cell office:value-type="string" calcext:value-type="string">
            <text:p>IMMT</text:p>
          </table:table-cell>
          <table:table-cell office:value-type="float" office:value="-0.393085714285714" calcext:value-type="float">
            <text:p>-0.393085714285714</text:p>
          </table:table-cell>
          <table:table-cell office:value-type="float" office:value="0.0477970873873694" calcext:value-type="float">
            <text:p>0.0477970873873694</text:p>
          </table:table-cell>
          <table:table-cell office:value-type="float" office:value="0.000039699421821655" calcext:value-type="float">
            <text:p>3.9699421821655E-05</text:p>
          </table:table-cell>
          <table:table-cell office:value-type="float" office:value="-5.33019467527263" calcext:value-type="float">
            <text:p>-5.33019467527263</text:p>
          </table:table-cell>
          <table:table-cell table:formula="of:=ABS([.B53])" office:value-type="float" office:value="0.393085714285714" calcext:value-type="float">
            <text:p>0.393085714285714</text:p>
          </table:table-cell>
        </table:table-row>
        <table:table-row table:style-name="ro1">
          <table:table-cell office:value-type="string" calcext:value-type="string">
            <text:p>C10orf59</text:p>
          </table:table-cell>
          <table:table-cell office:value-type="float" office:value="-0.391805714285714" calcext:value-type="float">
            <text:p>-0.391805714285714</text:p>
          </table:table-cell>
          <table:table-cell office:value-type="float" office:value="0.0544285621278659" calcext:value-type="float">
            <text:p>0.0544285621278659</text:p>
          </table:table-cell>
          <table:table-cell office:value-type="float" office:value="0.0000540582059086619" calcext:value-type="float">
            <text:p>5.40582059086619E-05</text:p>
          </table:table-cell>
          <table:table-cell office:value-type="float" office:value="-5.18941308392245" calcext:value-type="float">
            <text:p>-5.18941308392245</text:p>
          </table:table-cell>
          <table:table-cell table:formula="of:=ABS([.B54])" office:value-type="float" office:value="0.391805714285714" calcext:value-type="float">
            <text:p>0.391805714285714</text:p>
          </table:table-cell>
        </table:table-row>
        <table:table-row table:style-name="ro1">
          <table:table-cell office:value-type="string" calcext:value-type="string">
            <text:p>C22orf13</text:p>
          </table:table-cell>
          <table:table-cell office:value-type="float" office:value="-0.39026" calcext:value-type="float">
            <text:p>-0.39026</text:p>
          </table:table-cell>
          <table:table-cell office:value-type="float" office:value="0.0761833847363218" calcext:value-type="float">
            <text:p>0.0761833847363218</text:p>
          </table:table-cell>
          <table:table-cell office:value-type="float" office:value="0.00010303319012562" calcext:value-type="float">
            <text:p>0.00010303319012562</text:p>
          </table:table-cell>
          <table:table-cell office:value-type="float" office:value="-4.8981000151415" calcext:value-type="float">
            <text:p>-4.8981000151415</text:p>
          </table:table-cell>
          <table:table-cell table:formula="of:=ABS([.B55])" office:value-type="float" office:value="0.39026" calcext:value-type="float">
            <text:p>0.39026</text:p>
          </table:table-cell>
        </table:table-row>
        <table:table-row table:style-name="ro1">
          <table:table-cell office:value-type="string" calcext:value-type="string">
            <text:p>C18orf55</text:p>
          </table:table-cell>
          <table:table-cell office:value-type="float" office:value="-0.389157142857143" calcext:value-type="float">
            <text:p>-0.389157142857143</text:p>
          </table:table-cell>
          <table:table-cell office:value-type="float" office:value="0.0626309373986702" calcext:value-type="float">
            <text:p>0.0626309373986702</text:p>
          </table:table-cell>
          <table:table-cell office:value-type="float" office:value="0.0000701458028428536" calcext:value-type="float">
            <text:p>7.01458028428536E-05</text:p>
          </table:table-cell>
          <table:table-cell office:value-type="float" office:value="-5.07131800159941" calcext:value-type="float">
            <text:p>-5.07131800159941</text:p>
          </table:table-cell>
          <table:table-cell table:formula="of:=ABS([.B56])" office:value-type="float" office:value="0.389157142857143" calcext:value-type="float">
            <text:p>0.389157142857143</text:p>
          </table:table-cell>
        </table:table-row>
        <table:table-row table:style-name="ro1">
          <table:table-cell office:value-type="string" calcext:value-type="string">
            <text:p>TBC1D7</text:p>
          </table:table-cell>
          <table:table-cell office:value-type="float" office:value="-0.387811428571429" calcext:value-type="float">
            <text:p>-0.387811428571429</text:p>
          </table:table-cell>
          <table:table-cell office:value-type="float" office:value="0.0224662641840546" calcext:value-type="float">
            <text:p>0.0224662641840546</text:p>
          </table:table-cell>
          <table:table-cell office:value-type="float" office:value="0.00000430341423880757" calcext:value-type="float">
            <text:p>4.30341423880757E-06</text:p>
          </table:table-cell>
          <table:table-cell office:value-type="float" office:value="-6.37629472964456" calcext:value-type="float">
            <text:p>-6.37629472964456</text:p>
          </table:table-cell>
          <table:table-cell table:formula="of:=ABS([.B57])" office:value-type="float" office:value="0.387811428571429" calcext:value-type="float">
            <text:p>0.387811428571429</text:p>
          </table:table-cell>
        </table:table-row>
        <table:table-row table:style-name="ro1">
          <table:table-cell office:value-type="string" calcext:value-type="string">
            <text:p>UQCRB</text:p>
          </table:table-cell>
          <table:table-cell office:value-type="float" office:value="-0.378568571428571" calcext:value-type="float">
            <text:p>-0.378568571428571</text:p>
          </table:table-cell>
          <table:table-cell office:value-type="float" office:value="0.0268626987369894" calcext:value-type="float">
            <text:p>0.0268626987369894</text:p>
          </table:table-cell>
          <table:table-cell office:value-type="float" office:value="0.00000813460736352475" calcext:value-type="float">
            <text:p>8.13460736352475E-06</text:p>
          </table:table-cell>
          <table:table-cell office:value-type="float" office:value="-6.06990285565421" calcext:value-type="float">
            <text:p>-6.06990285565421</text:p>
          </table:table-cell>
          <table:table-cell table:formula="of:=ABS([.B58])" office:value-type="float" office:value="0.378568571428571" calcext:value-type="float">
            <text:p>0.378568571428571</text:p>
          </table:table-cell>
        </table:table-row>
        <table:table-row table:style-name="ro1">
          <table:table-cell office:value-type="string" calcext:value-type="string">
            <text:p>TMEM99</text:p>
          </table:table-cell>
          <table:table-cell office:value-type="float" office:value="-0.375054285714286" calcext:value-type="float">
            <text:p>-0.375054285714286</text:p>
          </table:table-cell>
          <table:table-cell office:value-type="float" office:value="0.0528652783734795" calcext:value-type="float">
            <text:p>0.0528652783734795</text:p>
          </table:table-cell>
          <table:table-cell office:value-type="float" office:value="0.0000469198616222082" calcext:value-type="float">
            <text:p>4.69198616222082E-05</text:p>
          </table:table-cell>
          <table:table-cell office:value-type="float" office:value="-5.25387723058402" calcext:value-type="float">
            <text:p>-5.25387723058402</text:p>
          </table:table-cell>
          <table:table-cell table:formula="of:=ABS([.B59])" office:value-type="float" office:value="0.375054285714286" calcext:value-type="float">
            <text:p>0.375054285714286</text:p>
          </table:table-cell>
        </table:table-row>
        <table:table-row table:style-name="ro1">
          <table:table-cell office:value-type="string" calcext:value-type="string">
            <text:p>PDK2</text:p>
          </table:table-cell>
          <table:table-cell office:value-type="float" office:value="-0.374228571428571" calcext:value-type="float">
            <text:p>-0.374228571428571</text:p>
          </table:table-cell>
          <table:table-cell office:value-type="float" office:value="0.0535488745994791" calcext:value-type="float">
            <text:p>0.0535488745994791</text:p>
          </table:table-cell>
          <table:table-cell office:value-type="float" office:value="0.0000496029762134793" calcext:value-type="float">
            <text:p>4.96029762134793E-05</text:p>
          </table:table-cell>
          <table:table-cell office:value-type="float" office:value="-5.22854119741027" calcext:value-type="float">
            <text:p>-5.22854119741027</text:p>
          </table:table-cell>
          <table:table-cell table:formula="of:=ABS([.B60])" office:value-type="float" office:value="0.374228571428571" calcext:value-type="float">
            <text:p>0.374228571428571</text:p>
          </table:table-cell>
        </table:table-row>
        <table:table-row table:style-name="ro1">
          <table:table-cell office:value-type="string" calcext:value-type="string">
            <text:p>ZYG11B</text:p>
          </table:table-cell>
          <table:table-cell office:value-type="float" office:value="-0.368077142857143" calcext:value-type="float">
            <text:p>-0.368077142857143</text:p>
          </table:table-cell>
          <table:table-cell office:value-type="float" office:value="0.036937457456059" calcext:value-type="float">
            <text:p>0.036937457456059</text:p>
          </table:table-cell>
          <table:table-cell office:value-type="float" office:value="0.0000209693524293879" calcext:value-type="float">
            <text:p>2.09693524293879E-05</text:p>
          </table:table-cell>
          <table:table-cell office:value-type="float" office:value="-5.62442047368938" calcext:value-type="float">
            <text:p>-5.62442047368938</text:p>
          </table:table-cell>
          <table:table-cell table:formula="of:=ABS([.B61])" office:value-type="float" office:value="0.368077142857143" calcext:value-type="float">
            <text:p>0.368077142857143</text:p>
          </table:table-cell>
        </table:table-row>
        <table:table-row table:style-name="ro1">
          <table:table-cell office:value-type="string" calcext:value-type="string">
            <text:p>LYRM7</text:p>
          </table:table-cell>
          <table:table-cell office:value-type="float" office:value="-0.366828571428571" calcext:value-type="float">
            <text:p>-0.366828571428571</text:p>
          </table:table-cell>
          <table:table-cell office:value-type="float" office:value="0.066091416765965" calcext:value-type="float">
            <text:p>0.066091416765965</text:p>
          </table:table-cell>
          <table:table-cell office:value-type="float" office:value="0.0000796080207019992" calcext:value-type="float">
            <text:p>7.96080207019992E-05</text:p>
          </table:table-cell>
          <table:table-cell office:value-type="float" office:value="-5.01417315618742" calcext:value-type="float">
            <text:p>-5.01417315618742</text:p>
          </table:table-cell>
          <table:table-cell table:formula="of:=ABS([.B62])" office:value-type="float" office:value="0.366828571428571" calcext:value-type="float">
            <text:p>0.366828571428571</text:p>
          </table:table-cell>
        </table:table-row>
        <table:table-row table:style-name="ro1">
          <table:table-cell office:value-type="string" calcext:value-type="string">
            <text:p>FH</text:p>
          </table:table-cell>
          <table:table-cell office:value-type="float" office:value="-0.364077142857144" calcext:value-type="float">
            <text:p>-0.364077142857144</text:p>
          </table:table-cell>
          <table:table-cell office:value-type="float" office:value="0.0254340478999836" calcext:value-type="float">
            <text:p>0.0254340478999836</text:p>
          </table:table-cell>
          <table:table-cell office:value-type="float" office:value="0.00000698708048475945" calcext:value-type="float">
            <text:p>6.98708048475945E-06</text:p>
          </table:table-cell>
          <table:table-cell office:value-type="float" office:value="-6.14254783464041" calcext:value-type="float">
            <text:p>-6.14254783464041</text:p>
          </table:table-cell>
          <table:table-cell table:formula="of:=ABS([.B63])" office:value-type="float" office:value="0.364077142857144" calcext:value-type="float">
            <text:p>0.364077142857144</text:p>
          </table:table-cell>
        </table:table-row>
        <table:table-row table:style-name="ro1">
          <table:table-cell office:value-type="string" calcext:value-type="string">
            <text:p>LYRM5</text:p>
          </table:table-cell>
          <table:table-cell office:value-type="float" office:value="-0.361154285714286" calcext:value-type="float">
            <text:p>-0.361154285714286</text:p>
          </table:table-cell>
          <table:table-cell office:value-type="float" office:value="0.0804253652633125" calcext:value-type="float">
            <text:p>0.0804253652633125</text:p>
          </table:table-cell>
          <table:table-cell office:value-type="float" office:value="0.000138482872727548" calcext:value-type="float">
            <text:p>0.000138482872727548</text:p>
          </table:table-cell>
          <table:table-cell office:value-type="float" office:value="-4.76566075058986" calcext:value-type="float">
            <text:p>-4.76566075058986</text:p>
          </table:table-cell>
          <table:table-cell table:formula="of:=ABS([.B64])" office:value-type="float" office:value="0.361154285714286" calcext:value-type="float">
            <text:p>0.361154285714286</text:p>
          </table:table-cell>
        </table:table-row>
        <table:table-row table:style-name="ro1">
          <table:table-cell office:value-type="string" calcext:value-type="string">
            <text:p>CITED4</text:p>
          </table:table-cell>
          <table:table-cell office:value-type="float" office:value="-0.35988" calcext:value-type="float">
            <text:p>-0.35988</text:p>
          </table:table-cell>
          <table:table-cell office:value-type="float" office:value="0.0763722172931645" calcext:value-type="float">
            <text:p>0.0763722172931645</text:p>
          </table:table-cell>
          <table:table-cell office:value-type="float" office:value="0.000121160106906002" calcext:value-type="float">
            <text:p>0.000121160106906002</text:p>
          </table:table-cell>
          <table:table-cell office:value-type="float" office:value="-4.82543565946897" calcext:value-type="float">
            <text:p>-4.82543565946897</text:p>
          </table:table-cell>
          <table:table-cell table:formula="of:=ABS([.B65])" office:value-type="float" office:value="0.35988" calcext:value-type="float">
            <text:p>0.35988</text:p>
          </table:table-cell>
        </table:table-row>
        <table:table-row table:style-name="ro1">
          <table:table-cell office:value-type="string" calcext:value-type="string">
            <text:p>HCCS</text:p>
          </table:table-cell>
          <table:table-cell office:value-type="float" office:value="-0.356537142857143" calcext:value-type="float">
            <text:p>-0.356537142857143</text:p>
          </table:table-cell>
          <table:table-cell office:value-type="float" office:value="0.0420645274831871" calcext:value-type="float">
            <text:p>0.0420645274831871</text:p>
          </table:table-cell>
          <table:table-cell office:value-type="float" office:value="0.0000320004012804771" calcext:value-type="float">
            <text:p>3.20004012804771E-05</text:p>
          </table:table-cell>
          <table:table-cell office:value-type="float" office:value="-5.42907775094217" calcext:value-type="float">
            <text:p>-5.42907775094217</text:p>
          </table:table-cell>
          <table:table-cell table:formula="of:=ABS([.B66])" office:value-type="float" office:value="0.356537142857143" calcext:value-type="float">
            <text:p>0.356537142857143</text:p>
          </table:table-cell>
        </table:table-row>
        <table:table-row table:style-name="ro1">
          <table:table-cell office:value-type="string" calcext:value-type="string">
            <text:p>MDH2</text:p>
          </table:table-cell>
          <table:table-cell office:value-type="float" office:value="-0.352168571428569" calcext:value-type="float">
            <text:p>-0.352168571428569</text:p>
          </table:table-cell>
          <table:table-cell office:value-type="float" office:value="0.0956686377810127" calcext:value-type="float">
            <text:p>0.0956686377810127</text:p>
          </table:table-cell>
          <table:table-cell office:value-type="float" office:value="0.000222381770760141" calcext:value-type="float">
            <text:p>0.000222381770760141</text:p>
          </table:table-cell>
          <table:table-cell office:value-type="float" office:value="-4.55472639091555" calcext:value-type="float">
            <text:p>-4.55472639091555</text:p>
          </table:table-cell>
          <table:table-cell table:formula="of:=ABS([.B67])" office:value-type="float" office:value="0.352168571428569" calcext:value-type="float">
            <text:p>0.35216857142856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-0.351111428571429" calcext:value-type="float">
            <text:p>-0.351111428571429</text:p>
          </table:table-cell>
          <table:table-cell office:value-type="float" office:value="0.0763722172931645" calcext:value-type="float">
            <text:p>0.0763722172931645</text:p>
          </table:table-cell>
          <table:table-cell office:value-type="float" office:value="0.000112632512547154" calcext:value-type="float">
            <text:p>0.000112632512547154</text:p>
          </table:table-cell>
          <table:table-cell office:value-type="float" office:value="-4.85813494408579" calcext:value-type="float">
            <text:p>-4.85813494408579</text:p>
          </table:table-cell>
          <table:table-cell table:formula="of:=ABS([.B68])" office:value-type="float" office:value="0.351111428571429" calcext:value-type="float">
            <text:p>0.351111428571429</text:p>
          </table:table-cell>
        </table:table-row>
        <table:table-row table:style-name="ro1">
          <table:table-cell office:value-type="string" calcext:value-type="string">
            <text:p>ACN9</text:p>
          </table:table-cell>
          <table:table-cell office:value-type="float" office:value="-0.34654" calcext:value-type="float">
            <text:p>-0.34654</text:p>
          </table:table-cell>
          <table:table-cell office:value-type="float" office:value="0.036937457456059" calcext:value-type="float">
            <text:p>0.036937457456059</text:p>
          </table:table-cell>
          <table:table-cell office:value-type="float" office:value="0.0000204368894035341" calcext:value-type="float">
            <text:p>2.04368894035341E-05</text:p>
          </table:table-cell>
          <table:table-cell office:value-type="float" office:value="-5.63637292683812" calcext:value-type="float">
            <text:p>-5.63637292683812</text:p>
          </table:table-cell>
          <table:table-cell table:formula="of:=ABS([.B69])" office:value-type="float" office:value="0.34654" calcext:value-type="float">
            <text:p>0.34654</text:p>
          </table:table-cell>
        </table:table-row>
        <table:table-row table:style-name="ro1">
          <table:table-cell office:value-type="string" calcext:value-type="string">
            <text:p>BTBD8</text:p>
          </table:table-cell>
          <table:table-cell office:value-type="float" office:value="-0.344668571428571" calcext:value-type="float">
            <text:p>-0.344668571428571</text:p>
          </table:table-cell>
          <table:table-cell office:value-type="float" office:value="0.0763722172931645" calcext:value-type="float">
            <text:p>0.0763722172931645</text:p>
          </table:table-cell>
          <table:table-cell office:value-type="float" office:value="0.000117484276603504" calcext:value-type="float">
            <text:p>0.000117484276603504</text:p>
          </table:table-cell>
          <table:table-cell office:value-type="float" office:value="-4.83923437976901" calcext:value-type="float">
            <text:p>-4.83923437976901</text:p>
          </table:table-cell>
          <table:table-cell table:formula="of:=ABS([.B70])" office:value-type="float" office:value="0.344668571428571" calcext:value-type="float">
            <text:p>0.344668571428571</text:p>
          </table:table-cell>
        </table:table-row>
        <table:table-row table:style-name="ro1">
          <table:table-cell office:value-type="string" calcext:value-type="string">
            <text:p>ST3GAL3</text:p>
          </table:table-cell>
          <table:table-cell office:value-type="float" office:value="-0.342862857142857" calcext:value-type="float">
            <text:p>-0.342862857142857</text:p>
          </table:table-cell>
          <table:table-cell office:value-type="float" office:value="0.0394269526016091" calcext:value-type="float">
            <text:p>0.0394269526016091</text:p>
          </table:table-cell>
          <table:table-cell office:value-type="float" office:value="0.0000267189788050245" calcext:value-type="float">
            <text:p>2.67189788050245E-05</text:p>
          </table:table-cell>
          <table:table-cell office:value-type="float" office:value="-5.51219183973836" calcext:value-type="float">
            <text:p>-5.51219183973836</text:p>
          </table:table-cell>
          <table:table-cell table:formula="of:=ABS([.B71])" office:value-type="float" office:value="0.342862857142857" calcext:value-type="float">
            <text:p>0.342862857142857</text:p>
          </table:table-cell>
        </table:table-row>
        <table:table-row table:style-name="ro1">
          <table:table-cell office:value-type="string" calcext:value-type="string">
            <text:p>CISD1</text:p>
          </table:table-cell>
          <table:table-cell office:value-type="float" office:value="-0.339377142857142" calcext:value-type="float">
            <text:p>-0.339377142857142</text:p>
          </table:table-cell>
          <table:table-cell office:value-type="float" office:value="0.0324268506222529" calcext:value-type="float">
            <text:p>0.0324268506222529</text:p>
          </table:table-cell>
          <table:table-cell office:value-type="float" office:value="0.0000150752443618098" calcext:value-type="float">
            <text:p>1.50752443618098E-05</text:p>
          </table:table-cell>
          <table:table-cell office:value-type="float" office:value="-5.7783802657225" calcext:value-type="float">
            <text:p>-5.7783802657225</text:p>
          </table:table-cell>
          <table:table-cell table:formula="of:=ABS([.B72])" office:value-type="float" office:value="0.339377142857142" calcext:value-type="float">
            <text:p>0.339377142857142</text:p>
          </table:table-cell>
        </table:table-row>
        <table:table-row table:style-name="ro1">
          <table:table-cell office:value-type="string" calcext:value-type="string">
            <text:p>PET112L</text:p>
          </table:table-cell>
          <table:table-cell office:value-type="float" office:value="-0.336834285714285" calcext:value-type="float">
            <text:p>-0.336834285714285</text:p>
          </table:table-cell>
          <table:table-cell office:value-type="float" office:value="0.0763722172931645" calcext:value-type="float">
            <text:p>0.0763722172931645</text:p>
          </table:table-cell>
          <table:table-cell office:value-type="float" office:value="0.00011515095120825" calcext:value-type="float">
            <text:p>0.00011515095120825</text:p>
          </table:table-cell>
          <table:table-cell office:value-type="float" office:value="-4.84822303035545" calcext:value-type="float">
            <text:p>-4.84822303035545</text:p>
          </table:table-cell>
          <table:table-cell table:formula="of:=ABS([.B73])" office:value-type="float" office:value="0.336834285714285" calcext:value-type="float">
            <text:p>0.336834285714285</text:p>
          </table:table-cell>
        </table:table-row>
        <table:table-row table:style-name="ro1">
          <table:table-cell office:value-type="string" calcext:value-type="string">
            <text:p>DBNDD2</text:p>
          </table:table-cell>
          <table:table-cell office:value-type="float" office:value="-0.335722857142858" calcext:value-type="float">
            <text:p>-0.335722857142858</text:p>
          </table:table-cell>
          <table:table-cell office:value-type="float" office:value="0.0654695524892996" calcext:value-type="float">
            <text:p>0.0654695524892996</text:p>
          </table:table-cell>
          <table:table-cell office:value-type="float" office:value="0.0000762084219656383" calcext:value-type="float">
            <text:p>7.62084219656383E-05</text:p>
          </table:table-cell>
          <table:table-cell office:value-type="float" office:value="-5.0338667569222" calcext:value-type="float">
            <text:p>-5.0338667569222</text:p>
          </table:table-cell>
          <table:table-cell table:formula="of:=ABS([.B74])" office:value-type="float" office:value="0.335722857142858" calcext:value-type="float">
            <text:p>0.335722857142858</text:p>
          </table:table-cell>
        </table:table-row>
        <table:table-row table:style-name="ro1">
          <table:table-cell office:value-type="string" calcext:value-type="string">
            <text:p>RPL9</text:p>
          </table:table-cell>
          <table:table-cell office:value-type="float" office:value="-0.332219999999999" calcext:value-type="float">
            <text:p>-0.332219999999999</text:p>
          </table:table-cell>
          <table:table-cell office:value-type="float" office:value="0.0806387128104244" calcext:value-type="float">
            <text:p>0.0806387128104244</text:p>
          </table:table-cell>
          <table:table-cell office:value-type="float" office:value="0.00014587840674603" calcext:value-type="float">
            <text:p>0.00014587840674603</text:p>
          </table:table-cell>
          <table:table-cell office:value-type="float" office:value="-4.74242229374901" calcext:value-type="float">
            <text:p>-4.74242229374901</text:p>
          </table:table-cell>
          <table:table-cell table:formula="of:=ABS([.B75])" office:value-type="float" office:value="0.332219999999999" calcext:value-type="float">
            <text:p>0.332219999999999</text:p>
          </table:table-cell>
        </table:table-row>
        <table:table-row table:style-name="ro1">
          <table:table-cell office:value-type="string" calcext:value-type="string">
            <text:p>MRPL13</text:p>
          </table:table-cell>
          <table:table-cell office:value-type="float" office:value="-0.331968571428571" calcext:value-type="float">
            <text:p>-0.331968571428571</text:p>
          </table:table-cell>
          <table:table-cell office:value-type="float" office:value="0.0895851784417218" calcext:value-type="float">
            <text:p>0.0895851784417218</text:p>
          </table:table-cell>
          <table:table-cell office:value-type="float" office:value="0.000196882180760303" calcext:value-type="float">
            <text:p>0.000196882180760303</text:p>
          </table:table-cell>
          <table:table-cell office:value-type="float" office:value="-4.6088363811356" calcext:value-type="float">
            <text:p>-4.6088363811356</text:p>
          </table:table-cell>
          <table:table-cell table:formula="of:=ABS([.B76])" office:value-type="float" office:value="0.331968571428571" calcext:value-type="float">
            <text:p>0.331968571428571</text:p>
          </table:table-cell>
        </table:table-row>
        <table:table-row table:style-name="ro1">
          <table:table-cell office:value-type="string" calcext:value-type="string">
            <text:p>ATAD1</text:p>
          </table:table-cell>
          <table:table-cell office:value-type="float" office:value="-0.331794285714286" calcext:value-type="float">
            <text:p>-0.331794285714286</text:p>
          </table:table-cell>
          <table:table-cell office:value-type="float" office:value="0.0804253652633125" calcext:value-type="float">
            <text:p>0.0804253652633125</text:p>
          </table:table-cell>
          <table:table-cell office:value-type="float" office:value="0.000139133014104107" calcext:value-type="float">
            <text:p>0.000139133014104107</text:p>
          </table:table-cell>
          <table:table-cell office:value-type="float" office:value="-4.76356793884748" calcext:value-type="float">
            <text:p>-4.76356793884748</text:p>
          </table:table-cell>
          <table:table-cell table:formula="of:=ABS([.B77])" office:value-type="float" office:value="0.331794285714286" calcext:value-type="float">
            <text:p>0.331794285714286</text:p>
          </table:table-cell>
        </table:table-row>
        <table:table-row table:style-name="ro1">
          <table:table-cell office:value-type="string" calcext:value-type="string">
            <text:p>HIGD1A</text:p>
          </table:table-cell>
          <table:table-cell office:value-type="float" office:value="-0.331434285714286" calcext:value-type="float">
            <text:p>-0.331434285714286</text:p>
          </table:table-cell>
          <table:table-cell office:value-type="float" office:value="0.0394269526016091" calcext:value-type="float">
            <text:p>0.0394269526016091</text:p>
          </table:table-cell>
          <table:table-cell office:value-type="float" office:value="0.0000252704086649343" calcext:value-type="float">
            <text:p>2.52704086649343E-05</text:p>
          </table:table-cell>
          <table:table-cell office:value-type="float" office:value="-5.53794895543327" calcext:value-type="float">
            <text:p>-5.53794895543327</text:p>
          </table:table-cell>
          <table:table-cell table:formula="of:=ABS([.B78])" office:value-type="float" office:value="0.331434285714286" calcext:value-type="float">
            <text:p>0.331434285714286</text:p>
          </table:table-cell>
        </table:table-row>
        <table:table-row table:style-name="ro1">
          <table:table-cell office:value-type="string" calcext:value-type="string">
            <text:p>LIAS</text:p>
          </table:table-cell>
          <table:table-cell office:value-type="float" office:value="-0.330874285714286" calcext:value-type="float">
            <text:p>-0.330874285714286</text:p>
          </table:table-cell>
          <table:table-cell office:value-type="float" office:value="0.0934066951274088" calcext:value-type="float">
            <text:p>0.0934066951274088</text:p>
          </table:table-cell>
          <table:table-cell office:value-type="float" office:value="0.000211990111350191" calcext:value-type="float">
            <text:p>0.000211990111350191</text:p>
          </table:table-cell>
          <table:table-cell office:value-type="float" office:value="-4.57597850221557" calcext:value-type="float">
            <text:p>-4.57597850221557</text:p>
          </table:table-cell>
          <table:table-cell table:formula="of:=ABS([.B79])" office:value-type="float" office:value="0.330874285714286" calcext:value-type="float">
            <text:p>0.330874285714286</text:p>
          </table:table-cell>
        </table:table-row>
        <table:table-row table:style-name="ro1">
          <table:table-cell office:value-type="string" calcext:value-type="string">
            <text:p>DLAT</text:p>
          </table:table-cell>
          <table:table-cell office:value-type="float" office:value="-0.324508571428571" calcext:value-type="float">
            <text:p>-0.324508571428571</text:p>
          </table:table-cell>
          <table:table-cell office:value-type="float" office:value="0.0817035214994471" calcext:value-type="float">
            <text:p>0.0817035214994471</text:p>
          </table:table-cell>
          <table:table-cell office:value-type="float" office:value="0.00017610750164709" calcext:value-type="float">
            <text:p>0.00017610750164709</text:p>
          </table:table-cell>
          <table:table-cell office:value-type="float" office:value="-4.65845377769815" calcext:value-type="float">
            <text:p>-4.65845377769815</text:p>
          </table:table-cell>
          <table:table-cell table:formula="of:=ABS([.B80])" office:value-type="float" office:value="0.324508571428571" calcext:value-type="float">
            <text:p>0.324508571428571</text:p>
          </table:table-cell>
        </table:table-row>
        <table:table-row table:style-name="ro1">
          <table:table-cell office:value-type="string" calcext:value-type="string">
            <text:p>EIF1B</text:p>
          </table:table-cell>
          <table:table-cell office:value-type="float" office:value="-0.321311428571428" calcext:value-type="float">
            <text:p>-0.321311428571428</text:p>
          </table:table-cell>
          <table:table-cell office:value-type="float" office:value="0.0806387128104244" calcext:value-type="float">
            <text:p>0.0806387128104244</text:p>
          </table:table-cell>
          <table:table-cell office:value-type="float" office:value="0.000164019236804551" calcext:value-type="float">
            <text:p>0.000164019236804551</text:p>
          </table:table-cell>
          <table:table-cell office:value-type="float" office:value="-4.69013418932678" calcext:value-type="float">
            <text:p>-4.69013418932678</text:p>
          </table:table-cell>
          <table:table-cell table:formula="of:=ABS([.B81])" office:value-type="float" office:value="0.321311428571428" calcext:value-type="float">
            <text:p>0.321311428571428</text:p>
          </table:table-cell>
        </table:table-row>
        <table:table-row table:style-name="ro1">
          <table:table-cell office:value-type="string" calcext:value-type="string">
            <text:p>NEDD1</text:p>
          </table:table-cell>
          <table:table-cell office:value-type="float" office:value="-0.318548571428571" calcext:value-type="float">
            <text:p>-0.318548571428571</text:p>
          </table:table-cell>
          <table:table-cell office:value-type="float" office:value="0.0254340478999836" calcext:value-type="float">
            <text:p>0.0254340478999836</text:p>
          </table:table-cell>
          <table:table-cell office:value-type="float" office:value="0.00000615219073080631" calcext:value-type="float">
            <text:p>6.15219073080631E-06</text:p>
          </table:table-cell>
          <table:table-cell office:value-type="float" office:value="-6.20359128050081" calcext:value-type="float">
            <text:p>-6.20359128050081</text:p>
          </table:table-cell>
          <table:table-cell table:formula="of:=ABS([.B82])" office:value-type="float" office:value="0.318548571428571" calcext:value-type="float">
            <text:p>0.318548571428571</text:p>
          </table:table-cell>
        </table:table-row>
        <table:table-row table:style-name="ro1">
          <table:table-cell office:value-type="string" calcext:value-type="string">
            <text:p>AIFM1</text:p>
          </table:table-cell>
          <table:table-cell office:value-type="float" office:value="-0.313831428571428" calcext:value-type="float">
            <text:p>-0.313831428571428</text:p>
          </table:table-cell>
          <table:table-cell office:value-type="float" office:value="0.0268626987369894" calcext:value-type="float">
            <text:p>0.0268626987369894</text:p>
          </table:table-cell>
          <table:table-cell office:value-type="float" office:value="0.00000976549727699619" calcext:value-type="float">
            <text:p>9.76549727699619E-06</text:p>
          </table:table-cell>
          <table:table-cell office:value-type="float" office:value="-5.98303112111381" calcext:value-type="float">
            <text:p>-5.98303112111381</text:p>
          </table:table-cell>
          <table:table-cell table:formula="of:=ABS([.B83])" office:value-type="float" office:value="0.313831428571428" calcext:value-type="float">
            <text:p>0.313831428571428</text:p>
          </table:table-cell>
        </table:table-row>
        <table:table-row table:style-name="ro1">
          <table:table-cell office:value-type="string" calcext:value-type="string">
            <text:p>MRPL50</text:p>
          </table:table-cell>
          <table:table-cell office:value-type="float" office:value="-0.310428571428571" calcext:value-type="float">
            <text:p>-0.310428571428571</text:p>
          </table:table-cell>
          <table:table-cell office:value-type="float" office:value="0.0806387128104244" calcext:value-type="float">
            <text:p>0.0806387128104244</text:p>
          </table:table-cell>
          <table:table-cell office:value-type="float" office:value="0.000153683410628409" calcext:value-type="float">
            <text:p>0.000153683410628409</text:p>
          </table:table-cell>
          <table:table-cell office:value-type="float" office:value="-4.71915971962539" calcext:value-type="float">
            <text:p>-4.71915971962539</text:p>
          </table:table-cell>
          <table:table-cell table:formula="of:=ABS([.B84])" office:value-type="float" office:value="0.310428571428571" calcext:value-type="float">
            <text:p>0.310428571428571</text:p>
          </table:table-cell>
        </table:table-row>
        <table:table-row table:style-name="ro1">
          <table:table-cell office:value-type="string" calcext:value-type="string">
            <text:p>STAMBP</text:p>
          </table:table-cell>
          <table:table-cell office:value-type="float" office:value="-0.305477142857144" calcext:value-type="float">
            <text:p>-0.305477142857144</text:p>
          </table:table-cell>
          <table:table-cell office:value-type="float" office:value="0.0699209924736416" calcext:value-type="float">
            <text:p>0.0699209924736416</text:p>
          </table:table-cell>
          <table:table-cell office:value-type="float" office:value="0.0000882943195497603" calcext:value-type="float">
            <text:p>8.82943195497603E-05</text:p>
          </table:table-cell>
          <table:table-cell office:value-type="float" office:value="-4.96750550573527" calcext:value-type="float">
            <text:p>-4.96750550573527</text:p>
          </table:table-cell>
          <table:table-cell table:formula="of:=ABS([.B85])" office:value-type="float" office:value="0.305477142857144" calcext:value-type="float">
            <text:p>0.305477142857144</text:p>
          </table:table-cell>
        </table:table-row>
        <table:table-row table:style-name="ro1">
          <table:table-cell office:value-type="string" calcext:value-type="string">
            <text:p>DCUN1D5</text:p>
          </table:table-cell>
          <table:table-cell office:value-type="float" office:value="-0.302514285714286" calcext:value-type="float">
            <text:p>-0.302514285714286</text:p>
          </table:table-cell>
          <table:table-cell office:value-type="float" office:value="0.0442669274517755" calcext:value-type="float">
            <text:p>0.0442669274517755</text:p>
          </table:table-cell>
          <table:table-cell office:value-type="float" office:value="0.0000346113079691411" calcext:value-type="float">
            <text:p>3.46113079691411E-05</text:p>
          </table:table-cell>
          <table:table-cell office:value-type="float" office:value="-5.39304713831553" calcext:value-type="float">
            <text:p>-5.39304713831553</text:p>
          </table:table-cell>
          <table:table-cell table:formula="of:=ABS([.B86])" office:value-type="float" office:value="0.302514285714286" calcext:value-type="float">
            <text:p>0.302514285714286</text:p>
          </table:table-cell>
        </table:table-row>
        <table:table-row table:style-name="ro1">
          <table:table-cell office:value-type="string" calcext:value-type="string">
            <text:p>TATDN3</text:p>
          </table:table-cell>
          <table:table-cell office:value-type="float" office:value="-0.28638" calcext:value-type="float">
            <text:p>-0.28638</text:p>
          </table:table-cell>
          <table:table-cell office:value-type="float" office:value="0.0777259483167493" calcext:value-type="float">
            <text:p>0.0777259483167493</text:p>
          </table:table-cell>
          <table:table-cell office:value-type="float" office:value="0.000126471789450778" calcext:value-type="float">
            <text:p>0.000126471789450778</text:p>
          </table:table-cell>
          <table:table-cell office:value-type="float" office:value="-4.80622975145266" calcext:value-type="float">
            <text:p>-4.80622975145266</text:p>
          </table:table-cell>
          <table:table-cell table:formula="of:=ABS([.B87])" office:value-type="float" office:value="0.28638" calcext:value-type="float">
            <text:p>0.28638</text:p>
          </table:table-cell>
        </table:table-row>
        <table:table-row table:style-name="ro1">
          <table:table-cell office:value-type="string" calcext:value-type="string">
            <text:p>PLSCR3</text:p>
          </table:table-cell>
          <table:table-cell office:value-type="float" office:value="-0.282757142857143" calcext:value-type="float">
            <text:p>-0.282757142857143</text:p>
          </table:table-cell>
          <table:table-cell office:value-type="float" office:value="0.0626309373986702" calcext:value-type="float">
            <text:p>0.0626309373986702</text:p>
          </table:table-cell>
          <table:table-cell office:value-type="float" office:value="0.0000697155034434183" calcext:value-type="float">
            <text:p>6.97155034434183E-05</text:p>
          </table:table-cell>
          <table:table-cell office:value-type="float" office:value="-5.07410033015116" calcext:value-type="float">
            <text:p>-5.07410033015116</text:p>
          </table:table-cell>
          <table:table-cell table:formula="of:=ABS([.B88])" office:value-type="float" office:value="0.282757142857143" calcext:value-type="float">
            <text:p>0.282757142857143</text:p>
          </table:table-cell>
        </table:table-row>
        <table:table-row table:style-name="ro1">
          <table:table-cell office:value-type="string" calcext:value-type="string">
            <text:p>UNC13A</text:p>
          </table:table-cell>
          <table:table-cell office:value-type="float" office:value="-0.27652" calcext:value-type="float">
            <text:p>-0.27652</text:p>
          </table:table-cell>
          <table:table-cell office:value-type="float" office:value="0.0934066951274088" calcext:value-type="float">
            <text:p>0.0934066951274088</text:p>
          </table:table-cell>
          <table:table-cell office:value-type="float" office:value="0.000209122317531043" calcext:value-type="float">
            <text:p>0.000209122317531043</text:p>
          </table:table-cell>
          <table:table-cell office:value-type="float" office:value="-4.5820293530594" calcext:value-type="float">
            <text:p>-4.5820293530594</text:p>
          </table:table-cell>
          <table:table-cell table:formula="of:=ABS([.B89])" office:value-type="float" office:value="0.27652" calcext:value-type="float">
            <text:p>0.27652</text:p>
          </table:table-cell>
        </table:table-row>
        <table:table-row table:style-name="ro1">
          <table:table-cell office:value-type="string" calcext:value-type="string">
            <text:p>HBXIP</text:p>
          </table:table-cell>
          <table:table-cell office:value-type="float" office:value="-0.255308571428571" calcext:value-type="float">
            <text:p>-0.255308571428571</text:p>
          </table:table-cell>
          <table:table-cell office:value-type="float" office:value="0.0724636420092659" calcext:value-type="float">
            <text:p>0.0724636420092659</text:p>
          </table:table-cell>
          <table:table-cell office:value-type="float" office:value="0.0000934086083125232" calcext:value-type="float">
            <text:p>9.34086083125232E-05</text:p>
          </table:table-cell>
          <table:table-cell office:value-type="float" office:value="-4.94216829250298" calcext:value-type="float">
            <text:p>-4.94216829250298</text:p>
          </table:table-cell>
          <table:table-cell table:formula="of:=ABS([.B90])" office:value-type="float" office:value="0.255308571428571" calcext:value-type="float">
            <text:p>0.255308571428571</text:p>
          </table:table-cell>
        </table:table-row>
        <table:table-row table:style-name="ro1">
          <table:table-cell office:value-type="string" calcext:value-type="string">
            <text:p>FAHD1</text:p>
          </table:table-cell>
          <table:table-cell office:value-type="float" office:value="-0.250145714285715" calcext:value-type="float">
            <text:p>-0.250145714285715</text:p>
          </table:table-cell>
          <table:table-cell office:value-type="float" office:value="0.0806387128104244" calcext:value-type="float">
            <text:p>0.0806387128104244</text:p>
          </table:table-cell>
          <table:table-cell office:value-type="float" office:value="0.000165152410849522" calcext:value-type="float">
            <text:p>0.000165152410849522</text:p>
          </table:table-cell>
          <table:table-cell office:value-type="float" office:value="-4.68706548291029" calcext:value-type="float">
            <text:p>-4.68706548291029</text:p>
          </table:table-cell>
          <table:table-cell table:formula="of:=ABS([.B91])" office:value-type="float" office:value="0.250145714285715" calcext:value-type="float">
            <text:p>0.250145714285715</text:p>
          </table:table-cell>
        </table:table-row>
        <table:table-row table:style-name="ro1">
          <table:table-cell/>
          <table:table-cell office:value-type="float" office:value="-0.232722857142857" calcext:value-type="float">
            <text:p>-0.232722857142857</text:p>
          </table:table-cell>
          <table:table-cell office:value-type="float" office:value="0.0895851784417218" calcext:value-type="float">
            <text:p>0.0895851784417218</text:p>
          </table:table-cell>
          <table:table-cell office:value-type="float" office:value="0.000195562398981017" calcext:value-type="float">
            <text:p>0.000195562398981017</text:p>
          </table:table-cell>
          <table:table-cell office:value-type="float" office:value="-4.61182708039155" calcext:value-type="float">
            <text:p>-4.61182708039155</text:p>
          </table:table-cell>
          <table:table-cell table:formula="of:=ABS([.B92])" office:value-type="float" office:value="0.232722857142857" calcext:value-type="float">
            <text:p>0.232722857142857</text:p>
          </table:table-cell>
        </table:table-row>
        <table:table-row table:style-name="ro1">
          <table:table-cell office:value-type="string" calcext:value-type="string">
            <text:p>RTCD1</text:p>
          </table:table-cell>
          <table:table-cell office:value-type="float" office:value="-0.213374285714286" calcext:value-type="float">
            <text:p>-0.213374285714286</text:p>
          </table:table-cell>
          <table:table-cell office:value-type="float" office:value="0.0817035214994471" calcext:value-type="float">
            <text:p>0.0817035214994471</text:p>
          </table:table-cell>
          <table:table-cell office:value-type="float" office:value="0.000173006583724904" calcext:value-type="float">
            <text:p>0.000173006583724904</text:p>
          </table:table-cell>
          <table:table-cell office:value-type="float" office:value="-4.66636526999323" calcext:value-type="float">
            <text:p>-4.66636526999323</text:p>
          </table:table-cell>
          <table:table-cell table:formula="of:=ABS([.B93])" office:value-type="float" office:value="0.213374285714286" calcext:value-type="float">
            <text:p>0.213374285714286</text:p>
          </table:table-cell>
        </table:table-row>
        <table:table-row table:style-name="ro1">
          <table:table-cell office:value-type="string" calcext:value-type="string">
            <text:p>RNASEH2C</text:p>
          </table:table-cell>
          <table:table-cell office:value-type="float" office:value="0.243637142857143" calcext:value-type="float">
            <text:p>0.243637142857143</text:p>
          </table:table-cell>
          <table:table-cell office:value-type="float" office:value="0.0789317491359291" calcext:value-type="float">
            <text:p>0.0789317491359291</text:p>
          </table:table-cell>
          <table:table-cell office:value-type="float" office:value="0.000130937498814681" calcext:value-type="float">
            <text:p>0.000130937498814681</text:p>
          </table:table-cell>
          <table:table-cell office:value-type="float" office:value="4.79070640940957" calcext:value-type="float">
            <text:p>4.79070640940957</text:p>
          </table:table-cell>
          <table:table-cell table:formula="of:=ABS([.B94])" office:value-type="float" office:value="0.243637142857143" calcext:value-type="float">
            <text:p>0.243637142857143</text:p>
          </table:table-cell>
        </table:table-row>
        <table:table-row table:style-name="ro1">
          <table:table-cell office:value-type="string" calcext:value-type="string">
            <text:p>PALM2</text:p>
          </table:table-cell>
          <table:table-cell office:value-type="float" office:value="0.248722857142857" calcext:value-type="float">
            <text:p>0.248722857142857</text:p>
          </table:table-cell>
          <table:table-cell office:value-type="float" office:value="0.0806387128104244" calcext:value-type="float">
            <text:p>0.0806387128104244</text:p>
          </table:table-cell>
          <table:table-cell office:value-type="float" office:value="0.000166996193217142" calcext:value-type="float">
            <text:p>0.000166996193217142</text:p>
          </table:table-cell>
          <table:table-cell office:value-type="float" office:value="4.68211775172351" calcext:value-type="float">
            <text:p>4.68211775172351</text:p>
          </table:table-cell>
          <table:table-cell table:formula="of:=ABS([.B95])" office:value-type="float" office:value="0.248722857142857" calcext:value-type="float">
            <text:p>0.248722857142857</text:p>
          </table:table-cell>
        </table:table-row>
        <table:table-row table:style-name="ro1">
          <table:table-cell office:value-type="string" calcext:value-type="string">
            <text:p>TALDO1</text:p>
          </table:table-cell>
          <table:table-cell office:value-type="float" office:value="0.269805714285715" calcext:value-type="float">
            <text:p>0.269805714285715</text:p>
          </table:table-cell>
          <table:table-cell office:value-type="float" office:value="0.0477970873873694" calcext:value-type="float">
            <text:p>0.0477970873873694</text:p>
          </table:table-cell>
          <table:table-cell office:value-type="float" office:value="0.0000404015784517724" calcext:value-type="float">
            <text:p>4.04015784517724E-05</text:p>
          </table:table-cell>
          <table:table-cell office:value-type="float" office:value="5.32217442861352" calcext:value-type="float">
            <text:p>5.32217442861352</text:p>
          </table:table-cell>
          <table:table-cell table:formula="of:=ABS([.B96])" office:value-type="float" office:value="0.269805714285715" calcext:value-type="float">
            <text:p>0.269805714285715</text:p>
          </table:table-cell>
        </table:table-row>
        <table:table-row table:style-name="ro1">
          <table:table-cell office:value-type="string" calcext:value-type="string">
            <text:p>PXN</text:p>
          </table:table-cell>
          <table:table-cell office:value-type="float" office:value="0.270691428571429" calcext:value-type="float">
            <text:p>0.270691428571429</text:p>
          </table:table-cell>
          <table:table-cell office:value-type="float" office:value="0.0806387128104244" calcext:value-type="float">
            <text:p>0.0806387128104244</text:p>
          </table:table-cell>
          <table:table-cell office:value-type="float" office:value="0.000159272685120024" calcext:value-type="float">
            <text:p>0.000159272685120024</text:p>
          </table:table-cell>
          <table:table-cell office:value-type="float" office:value="4.70322618109441" calcext:value-type="float">
            <text:p>4.70322618109441</text:p>
          </table:table-cell>
          <table:table-cell table:formula="of:=ABS([.B97])" office:value-type="float" office:value="0.270691428571429" calcext:value-type="float">
            <text:p>0.270691428571429</text:p>
          </table:table-cell>
        </table:table-row>
        <table:table-row table:style-name="ro1">
          <table:table-cell office:value-type="string" calcext:value-type="string">
            <text:p>KIAA0913</text:p>
          </table:table-cell>
          <table:table-cell office:value-type="float" office:value="0.287874285714285" calcext:value-type="float">
            <text:p>0.287874285714285</text:p>
          </table:table-cell>
          <table:table-cell office:value-type="float" office:value="0.0806387128104244" calcext:value-type="float">
            <text:p>0.0806387128104244</text:p>
          </table:table-cell>
          <table:table-cell office:value-type="float" office:value="0.000146774874835356" calcext:value-type="float">
            <text:p>0.000146774874835356</text:p>
          </table:table-cell>
          <table:table-cell office:value-type="float" office:value="4.73968700395113" calcext:value-type="float">
            <text:p>4.73968700395113</text:p>
          </table:table-cell>
          <table:table-cell table:formula="of:=ABS([.B98])" office:value-type="float" office:value="0.287874285714285" calcext:value-type="float">
            <text:p>0.287874285714285</text:p>
          </table:table-cell>
        </table:table-row>
        <table:table-row table:style-name="ro1">
          <table:table-cell office:value-type="string" calcext:value-type="string">
            <text:p>UBA1</text:p>
          </table:table-cell>
          <table:table-cell office:value-type="float" office:value="0.321002857142858" calcext:value-type="float">
            <text:p>0.321002857142858</text:p>
          </table:table-cell>
          <table:table-cell office:value-type="float" office:value="0.0394269526016091" calcext:value-type="float">
            <text:p>0.0394269526016091</text:p>
          </table:table-cell>
          <table:table-cell office:value-type="float" office:value="0.0000268490465968153" calcext:value-type="float">
            <text:p>2.68490465968153E-05</text:p>
          </table:table-cell>
          <table:table-cell office:value-type="float" office:value="5.50994947802672" calcext:value-type="float">
            <text:p>5.50994947802672</text:p>
          </table:table-cell>
          <table:table-cell table:formula="of:=ABS([.B99])" office:value-type="float" office:value="0.321002857142858" calcext:value-type="float">
            <text:p>0.321002857142858</text:p>
          </table:table-cell>
        </table:table-row>
        <table:table-row table:style-name="ro1">
          <table:table-cell office:value-type="string" calcext:value-type="string">
            <text:p>FAM65C</text:p>
          </table:table-cell>
          <table:table-cell office:value-type="float" office:value="0.336988571428571" calcext:value-type="float">
            <text:p>0.336988571428571</text:p>
          </table:table-cell>
          <table:table-cell office:value-type="float" office:value="0.0254340478999836" calcext:value-type="float">
            <text:p>0.0254340478999836</text:p>
          </table:table-cell>
          <table:table-cell office:value-type="float" office:value="0.00000676274018716449" calcext:value-type="float">
            <text:p>6.76274018716449E-06</text:p>
          </table:table-cell>
          <table:table-cell office:value-type="float" office:value="6.15818053344303" calcext:value-type="float">
            <text:p>6.15818053344303</text:p>
          </table:table-cell>
          <table:table-cell table:formula="of:=ABS([.B100])" office:value-type="float" office:value="0.336988571428571" calcext:value-type="float">
            <text:p>0.336988571428571</text:p>
          </table:table-cell>
        </table:table-row>
        <table:table-row table:style-name="ro1">
          <table:table-cell office:value-type="string" calcext:value-type="string">
            <text:p>SNRNP70</text:p>
          </table:table-cell>
          <table:table-cell office:value-type="float" office:value="0.342448571428572" calcext:value-type="float">
            <text:p>0.342448571428572</text:p>
          </table:table-cell>
          <table:table-cell office:value-type="float" office:value="0.0654695524892996" calcext:value-type="float">
            <text:p>0.0654695524892996</text:p>
          </table:table-cell>
          <table:table-cell office:value-type="float" office:value="0.0000774754858078859" calcext:value-type="float">
            <text:p>7.74754858078859E-05</text:p>
          </table:table-cell>
          <table:table-cell office:value-type="float" office:value="5.02642402445413" calcext:value-type="float">
            <text:p>5.02642402445413</text:p>
          </table:table-cell>
          <table:table-cell table:formula="of:=ABS([.B101])" office:value-type="float" office:value="0.342448571428572" calcext:value-type="float">
            <text:p>0.342448571428572</text:p>
          </table:table-cell>
        </table:table-row>
        <table:table-row table:style-name="ro1">
          <table:table-cell office:value-type="string" calcext:value-type="string">
            <text:p>SNRNP70</text:p>
          </table:table-cell>
          <table:table-cell office:value-type="float" office:value="0.353237142857143" calcext:value-type="float">
            <text:p>0.353237142857143</text:p>
          </table:table-cell>
          <table:table-cell office:value-type="float" office:value="0.0608262674241871" calcext:value-type="float">
            <text:p>0.0608262674241871</text:p>
          </table:table-cell>
          <table:table-cell office:value-type="float" office:value="0.0000655538573736009" calcext:value-type="float">
            <text:p>6.55538573736009E-05</text:p>
          </table:table-cell>
          <table:table-cell office:value-type="float" office:value="5.10195019458358" calcext:value-type="float">
            <text:p>5.10195019458358</text:p>
          </table:table-cell>
          <table:table-cell table:formula="of:=ABS([.B102])" office:value-type="float" office:value="0.353237142857143" calcext:value-type="float">
            <text:p>0.353237142857143</text:p>
          </table:table-cell>
        </table:table-row>
        <table:table-row table:style-name="ro1">
          <table:table-cell office:value-type="string" calcext:value-type="string">
            <text:p>SGSH</text:p>
          </table:table-cell>
          <table:table-cell office:value-type="float" office:value="0.354365714285714" calcext:value-type="float">
            <text:p>0.354365714285714</text:p>
          </table:table-cell>
          <table:table-cell office:value-type="float" office:value="0.0817035214994471" calcext:value-type="float">
            <text:p>0.0817035214994471</text:p>
          </table:table-cell>
          <table:table-cell office:value-type="float" office:value="0.000175649204762779" calcext:value-type="float">
            <text:p>0.000175649204762779</text:p>
          </table:table-cell>
          <table:table-cell office:value-type="float" office:value="4.65961411361994" calcext:value-type="float">
            <text:p>4.65961411361994</text:p>
          </table:table-cell>
          <table:table-cell table:formula="of:=ABS([.B103])" office:value-type="float" office:value="0.354365714285714" calcext:value-type="float">
            <text:p>0.354365714285714</text:p>
          </table:table-cell>
        </table:table-row>
        <table:table-row table:style-name="ro1">
          <table:table-cell office:value-type="string" calcext:value-type="string">
            <text:p>NUP85</text:p>
          </table:table-cell>
          <table:table-cell office:value-type="float" office:value="0.36994" calcext:value-type="float">
            <text:p>0.36994</text:p>
          </table:table-cell>
          <table:table-cell office:value-type="float" office:value="0.0763722172931645" calcext:value-type="float">
            <text:p>0.0763722172931645</text:p>
          </table:table-cell>
          <table:table-cell office:value-type="float" office:value="0.000119409741260129" calcext:value-type="float">
            <text:p>0.000119409741260129</text:p>
          </table:table-cell>
          <table:table-cell office:value-type="float" office:value="4.83195251742765" calcext:value-type="float">
            <text:p>4.83195251742765</text:p>
          </table:table-cell>
          <table:table-cell table:formula="of:=ABS([.B104])" office:value-type="float" office:value="0.36994" calcext:value-type="float">
            <text:p>0.36994</text:p>
          </table:table-cell>
        </table:table-row>
        <table:table-row table:style-name="ro1">
          <table:table-cell office:value-type="string" calcext:value-type="string">
            <text:p>PAAF1</text:p>
          </table:table-cell>
          <table:table-cell office:value-type="float" office:value="0.398177142857143" calcext:value-type="float">
            <text:p>0.398177142857143</text:p>
          </table:table-cell>
          <table:table-cell office:value-type="float" office:value="0.0763722172931645" calcext:value-type="float">
            <text:p>0.0763722172931645</text:p>
          </table:table-cell>
          <table:table-cell office:value-type="float" office:value="0.000115196496091534" calcext:value-type="float">
            <text:p>0.000115196496091534</text:p>
          </table:table-cell>
          <table:table-cell office:value-type="float" office:value="4.84804581298487" calcext:value-type="float">
            <text:p>4.84804581298487</text:p>
          </table:table-cell>
          <table:table-cell table:formula="of:=ABS([.B105])" office:value-type="float" office:value="0.398177142857143" calcext:value-type="float">
            <text:p>0.398177142857143</text:p>
          </table:table-cell>
        </table:table-row>
        <table:table-row table:style-name="ro1">
          <table:table-cell office:value-type="string" calcext:value-type="string">
            <text:p>USP54</text:p>
          </table:table-cell>
          <table:table-cell office:value-type="float" office:value="0.417111428571428" calcext:value-type="float">
            <text:p>0.417111428571428</text:p>
          </table:table-cell>
          <table:table-cell office:value-type="float" office:value="0.0633688250997434" calcext:value-type="float">
            <text:p>0.0633688250997434</text:p>
          </table:table-cell>
          <table:table-cell office:value-type="float" office:value="0.0000723113257129061" calcext:value-type="float">
            <text:p>7.23113257129061E-05</text:p>
          </table:table-cell>
          <table:table-cell office:value-type="float" office:value="5.05757464778402" calcext:value-type="float">
            <text:p>5.05757464778402</text:p>
          </table:table-cell>
          <table:table-cell table:formula="of:=ABS([.B106])" office:value-type="float" office:value="0.417111428571428" calcext:value-type="float">
            <text:p>0.417111428571428</text:p>
          </table:table-cell>
        </table:table-row>
        <table:table-row table:style-name="ro1">
          <table:table-cell office:value-type="string" calcext:value-type="string">
            <text:p>LOC653316</text:p>
          </table:table-cell>
          <table:table-cell office:value-type="float" office:value="0.465674285714286" calcext:value-type="float">
            <text:p>0.465674285714286</text:p>
          </table:table-cell>
          <table:table-cell office:value-type="float" office:value="0.0806387128104244" calcext:value-type="float">
            <text:p>0.0806387128104244</text:p>
          </table:table-cell>
          <table:table-cell office:value-type="float" office:value="0.000157024190543647" calcext:value-type="float">
            <text:p>0.000157024190543647</text:p>
          </table:table-cell>
          <table:table-cell office:value-type="float" office:value="4.70956678759156" calcext:value-type="float">
            <text:p>4.70956678759156</text:p>
          </table:table-cell>
          <table:table-cell table:formula="of:=ABS([.B107])" office:value-type="float" office:value="0.465674285714286" calcext:value-type="float">
            <text:p>0.465674285714286</text:p>
          </table:table-cell>
        </table:table-row>
        <table:table-row table:style-name="ro1">
          <table:table-cell office:value-type="string" calcext:value-type="string">
            <text:p>MFGE8</text:p>
          </table:table-cell>
          <table:table-cell office:value-type="float" office:value="0.530097142857143" calcext:value-type="float">
            <text:p>0.530097142857143</text:p>
          </table:table-cell>
          <table:table-cell office:value-type="float" office:value="0.0182777988960568" calcext:value-type="float">
            <text:p>0.0182777988960568</text:p>
          </table:table-cell>
          <table:table-cell office:value-type="float" office:value="0.0000012315279521704" calcext:value-type="float">
            <text:p>1.2315279521704E-06</text:p>
          </table:table-cell>
          <table:table-cell office:value-type="float" office:value="6.99669533563344" calcext:value-type="float">
            <text:p>6.99669533563344</text:p>
          </table:table-cell>
          <table:table-cell table:formula="of:=ABS([.B108])" office:value-type="float" office:value="0.530097142857143" calcext:value-type="float">
            <text:p>0.530097142857143</text:p>
          </table:table-cell>
        </table:table-row>
        <table:table-row table:style-name="ro1">
          <table:table-cell office:value-type="string" calcext:value-type="string">
            <text:p>SNRNP70</text:p>
          </table:table-cell>
          <table:table-cell office:value-type="float" office:value="0.662005714285714" calcext:value-type="float">
            <text:p>0.662005714285714</text:p>
          </table:table-cell>
          <table:table-cell office:value-type="float" office:value="0.0934066951274088" calcext:value-type="float">
            <text:p>0.0934066951274088</text:p>
          </table:table-cell>
          <table:table-cell office:value-type="float" office:value="0.000213176177544486" calcext:value-type="float">
            <text:p>0.000213176177544486</text:p>
          </table:table-cell>
          <table:table-cell office:value-type="float" office:value="4.57350017012254" calcext:value-type="float">
            <text:p>4.57350017012254</text:p>
          </table:table-cell>
          <table:table-cell table:formula="of:=ABS([.B109])" office:value-type="float" office:value="0.662005714285714" calcext:value-type="float">
            <text:p>0.662005714285714</text:p>
          </table:table-cell>
        </table:table-row>
        <table:table-row table:style-name="ro1">
          <table:table-cell office:value-type="string" calcext:value-type="string">
            <text:p>C21orf7</text:p>
          </table:table-cell>
          <table:table-cell office:value-type="float" office:value="0.835742857142857" calcext:value-type="float">
            <text:p>0.835742857142857</text:p>
          </table:table-cell>
          <table:table-cell office:value-type="float" office:value="0.0817035214994471" calcext:value-type="float">
            <text:p>0.0817035214994471</text:p>
          </table:table-cell>
          <table:table-cell office:value-type="float" office:value="0.000172751727052094" calcext:value-type="float">
            <text:p>0.000172751727052094</text:p>
          </table:table-cell>
          <table:table-cell office:value-type="float" office:value="4.66702187616621" calcext:value-type="float">
            <text:p>4.66702187616621</text:p>
          </table:table-cell>
          <table:table-cell table:formula="of:=ABS([.B110])" office:value-type="float" office:value="0.835742857142857" calcext:value-type="float">
            <text:p>0.835742857142857</text:p>
          </table:table-cell>
        </table:table-row>
        <table:table-row table:style-name="ro1">
          <table:table-cell office:value-type="string" calcext:value-type="string">
            <text:p>LOC348840</text:p>
          </table:table-cell>
          <table:table-cell office:value-type="float" office:value="1.58915142857143" calcext:value-type="float">
            <text:p>1.58915142857143</text:p>
          </table:table-cell>
          <table:table-cell office:value-type="float" office:value="0.0763722172931645" calcext:value-type="float">
            <text:p>0.0763722172931645</text:p>
          </table:table-cell>
          <table:table-cell office:value-type="float" office:value="0.000108465948623126" calcext:value-type="float">
            <text:p>0.000108465948623126</text:p>
          </table:table-cell>
          <table:table-cell office:value-type="float" office:value="4.87503896349474" calcext:value-type="float">
            <text:p>4.87503896349474</text:p>
          </table:table-cell>
          <table:table-cell table:formula="of:=ABS([.B111])" office:value-type="float" office:value="1.58915142857143" calcext:value-type="float">
            <text:p>1.58915142857143</text:p>
          </table:table-cell>
        </table:table-row>
      </table:table>
      <table:table table:name="Middle-OLD" table:style-name="ta1"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logFC</text:p>
          </table:table-cell>
          <table:table-cell office:value-type="string" calcext:value-type="string">
            <text:p>adj.P.Val</text:p>
          </table:table-cell>
          <table:table-cell office:value-type="string" calcext:value-type="string">
            <text:p>P.Valu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FAM96A</text:p>
          </table:table-cell>
          <table:table-cell office:value-type="float" office:value="0.633153571428572" calcext:value-type="float">
            <text:p>0.633153571428572</text:p>
          </table:table-cell>
          <table:table-cell office:value-type="float" office:value="0.0191196673416345" calcext:value-type="float">
            <text:p>0.0191196673416345</text:p>
          </table:table-cell>
          <table:table-cell office:value-type="float" office:value="0.00000049151024549367" calcext:value-type="float">
            <text:p>4.9151024549367E-07</text:p>
          </table:table-cell>
          <table:table-cell office:value-type="float" office:value="7.4694538869387" calcext:value-type="float">
            <text:p>7.4694538869387</text:p>
          </table:table-cell>
        </table:table-row>
        <table:table-row table:style-name="ro1">
          <table:table-cell office:value-type="string" calcext:value-type="string">
            <text:p>HMBS</text:p>
          </table:table-cell>
          <table:table-cell office:value-type="float" office:value="0.389889285714286" calcext:value-type="float">
            <text:p>0.389889285714286</text:p>
          </table:table-cell>
          <table:table-cell office:value-type="float" office:value="0.0191196673416345" calcext:value-type="float">
            <text:p>0.0191196673416345</text:p>
          </table:table-cell>
          <table:table-cell office:value-type="float" office:value="0.00000080806674872721" calcext:value-type="float">
            <text:p>8.0806674872721E-07</text:p>
          </table:table-cell>
          <table:table-cell office:value-type="float" office:value="7.21163965903628" calcext:value-type="float">
            <text:p>7.21163965903628</text:p>
          </table:table-cell>
        </table:table-row>
        <table:table-row table:style-name="ro1">
          <table:table-cell office:value-type="string" calcext:value-type="string">
            <text:p>AIFM1</text:p>
          </table:table-cell>
          <table:table-cell office:value-type="float" office:value="0.360071428571429" calcext:value-type="float">
            <text:p>0.360071428571429</text:p>
          </table:table-cell>
          <table:table-cell office:value-type="float" office:value="0.0493394418990815" calcext:value-type="float">
            <text:p>0.0493394418990815</text:p>
          </table:table-cell>
          <table:table-cell office:value-type="float" office:value="0.00000399167555683516" calcext:value-type="float">
            <text:p>3.99167555683516E-06</text:p>
          </table:table-cell>
          <table:table-cell office:value-type="float" office:value="6.41287483904939" calcext:value-type="float">
            <text:p>6.41287483904939</text:p>
          </table:table-cell>
        </table:table-row>
        <table:table-row table:style-name="ro1">
          <table:table-cell office:value-type="string" calcext:value-type="string">
            <text:p>PAQR4</text:p>
          </table:table-cell>
          <table:table-cell office:value-type="float" office:value="0.699525" calcext:value-type="float">
            <text:p>0.699525</text:p>
          </table:table-cell>
          <table:table-cell office:value-type="float" office:value="0.0493394418990815" calcext:value-type="float">
            <text:p>0.0493394418990815</text:p>
          </table:table-cell>
          <table:table-cell office:value-type="float" office:value="0.00000512682035013383" calcext:value-type="float">
            <text:p>5.12682035013383E-06</text:p>
          </table:table-cell>
          <table:table-cell office:value-type="float" office:value="6.29145796743561" calcext:value-type="float">
            <text:p>6.29145796743561</text:p>
          </table:table-cell>
        </table:table-row>
        <table:table-row table:style-name="ro1">
          <table:table-cell office:value-type="string" calcext:value-type="string">
            <text:p>FH</text:p>
          </table:table-cell>
          <table:table-cell office:value-type="float" office:value="0.398657142857143" calcext:value-type="float">
            <text:p>0.398657142857143</text:p>
          </table:table-cell>
          <table:table-cell office:value-type="float" office:value="0.0493394418990815" calcext:value-type="float">
            <text:p>0.0493394418990815</text:p>
          </table:table-cell>
          <table:table-cell office:value-type="float" office:value="0.00000521316109833497" calcext:value-type="float">
            <text:p>5.21316109833497E-06</text:p>
          </table:table-cell>
          <table:table-cell office:value-type="float" office:value="6.28338913445661" calcext:value-type="float">
            <text:p>6.28338913445661</text:p>
          </table:table-cell>
        </table:table-row>
        <table:table-row table:style-name="ro1">
          <table:table-cell office:value-type="string" calcext:value-type="string">
            <text:p>CISD1</text:p>
          </table:table-cell>
          <table:table-cell office:value-type="float" office:value="0.369507142857143" calcext:value-type="float">
            <text:p>0.369507142857143</text:p>
          </table:table-cell>
          <table:table-cell office:value-type="float" office:value="0.0963055365520206" calcext:value-type="float">
            <text:p>0.0963055365520206</text:p>
          </table:table-cell>
          <table:table-cell office:value-type="float" office:value="0.0000122106677509852" calcext:value-type="float">
            <text:p>1.22106677509852E-05</text:p>
          </table:table-cell>
          <table:table-cell office:value-type="float" office:value="5.87740531730458" calcext:value-type="float">
            <text:p>5.87740531730458</text:p>
          </table:table-cell>
        </table:table-row>
      </table:table>
      <table:named-expressions/>
      <table:database-ranges>
        <table:database-range table:name="__Anonymous_Sheet_DB__0" table:target-range-address="'OLD-YOUNG'.A1:'OLD-YOUNG'.F111">
          <table:sort>
            <table:sort-by table:field-number="1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3T10:01:22.437126261</dc:date>
    <meta:editing-duration>PT12M25S</meta:editing-duration>
    <meta:editing-cycles>3</meta:editing-cycles>
    <meta:generator>LibreOffice/7.3.7.2$Linux_X86_64 LibreOffice_project/30$Build-2</meta:generator>
    <meta:document-statistic meta:table-count="2" meta:cell-count="700" meta:object-count="0"/>
  </office:meta>
</office:document-meta>
</file>